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db1e" officeooo:paragraph-rsid="0015db1e"/>
    </style:style>
    <style:style style:name="P2" style:family="paragraph" style:parent-style-name="Standard">
      <style:text-properties fo:font-weight="bold" officeooo:rsid="000bace4" officeooo:paragraph-rsid="001779d0" style:font-weight-asian="bold" style:font-weight-complex="bold"/>
    </style:style>
    <style:style style:name="P3" style:family="paragraph" style:parent-style-name="Standard">
      <style:text-properties fo:font-weight="bold" officeooo:rsid="000bace4" officeooo:paragraph-rsid="001789f5" style:font-weight-asian="bold" style:font-weight-complex="bold"/>
    </style:style>
    <style:style style:name="P4" style:family="paragraph" style:parent-style-name="Standard">
      <style:text-properties fo:font-weight="bold" officeooo:rsid="000bace4" officeooo:paragraph-rsid="003409aa" style:font-weight-asian="bold" style:font-weight-complex="bold"/>
    </style:style>
    <style:style style:name="P5" style:family="paragraph" style:parent-style-name="Standard">
      <style:text-properties fo:font-weight="bold" officeooo:rsid="000bace4" officeooo:paragraph-rsid="00353350" style:font-weight-asian="bold" style:font-weight-complex="bold"/>
    </style:style>
    <style:style style:name="P6" style:family="paragraph" style:parent-style-name="Standard">
      <style:text-properties fo:font-weight="bold" officeooo:rsid="000bace4" officeooo:paragraph-rsid="0036e646" style:font-weight-asian="bold" style:font-weight-complex="bold"/>
    </style:style>
    <style:style style:name="P7" style:family="paragraph" style:parent-style-name="Standard">
      <style:text-properties fo:font-weight="bold" officeooo:rsid="000bace4" officeooo:paragraph-rsid="003a727d" style:font-weight-asian="bold" style:font-weight-complex="bold"/>
    </style:style>
    <style:style style:name="P8" style:family="paragraph" style:parent-style-name="Standard">
      <style:text-properties fo:font-weight="bold" officeooo:rsid="000bace4" officeooo:paragraph-rsid="003d1a5d" style:font-weight-asian="bold" style:font-weight-complex="bold"/>
    </style:style>
    <style:style style:name="P9" style:family="paragraph" style:parent-style-name="Standard">
      <style:text-properties fo:font-weight="bold" officeooo:rsid="000bace4" officeooo:paragraph-rsid="003fb3ae" style:font-weight-asian="bold" style:font-weight-complex="bold"/>
    </style:style>
    <style:style style:name="P10" style:family="paragraph" style:parent-style-name="Standard">
      <style:text-properties fo:font-weight="bold" officeooo:rsid="000bace4" officeooo:paragraph-rsid="0048d75d" style:font-weight-asian="bold" style:font-weight-complex="bold"/>
    </style:style>
    <style:style style:name="P11" style:family="paragraph" style:parent-style-name="Standard">
      <style:text-properties fo:font-weight="bold" officeooo:rsid="000bace4" officeooo:paragraph-rsid="0049da62" style:font-weight-asian="bold" style:font-weight-complex="bold"/>
    </style:style>
    <style:style style:name="P12" style:family="paragraph" style:parent-style-name="Standard">
      <style:text-properties fo:font-weight="bold" officeooo:rsid="000bace4" officeooo:paragraph-rsid="004abd25" style:font-weight-asian="bold" style:font-weight-complex="bold"/>
    </style:style>
    <style:style style:name="P13" style:family="paragraph" style:parent-style-name="Standard">
      <style:text-properties fo:font-weight="bold" officeooo:rsid="000bace4" officeooo:paragraph-rsid="004b7696" style:font-weight-asian="bold" style:font-weight-complex="bold"/>
    </style:style>
    <style:style style:name="P14" style:family="paragraph" style:parent-style-name="Standard">
      <style:text-properties fo:font-weight="bold" officeooo:rsid="000bace4" officeooo:paragraph-rsid="00542a4d" style:font-weight-asian="bold" style:font-weight-complex="bold"/>
    </style:style>
    <style:style style:name="P15" style:family="paragraph" style:parent-style-name="Standard">
      <style:text-properties fo:font-weight="bold" officeooo:rsid="000bace4" officeooo:paragraph-rsid="0054765b" style:font-weight-asian="bold" style:font-weight-complex="bold"/>
    </style:style>
    <style:style style:name="P16" style:family="paragraph" style:parent-style-name="Standard">
      <style:text-properties fo:font-weight="bold" officeooo:rsid="000bace4" officeooo:paragraph-rsid="005514d3" style:font-weight-asian="bold" style:font-weight-complex="bold"/>
    </style:style>
    <style:style style:name="P17" style:family="paragraph" style:parent-style-name="Standard">
      <style:text-properties fo:font-weight="bold" officeooo:rsid="000bace4" officeooo:paragraph-rsid="00568fdd" style:font-weight-asian="bold" style:font-weight-complex="bold"/>
    </style:style>
    <style:style style:name="P18" style:family="paragraph" style:parent-style-name="Standard">
      <style:text-properties fo:font-weight="bold" officeooo:rsid="000bace4" officeooo:paragraph-rsid="0057cf52" style:font-weight-asian="bold" style:font-weight-complex="bold"/>
    </style:style>
    <style:style style:name="P19" style:family="paragraph" style:parent-style-name="Standard">
      <style:text-properties fo:font-weight="bold" officeooo:rsid="000bace4" officeooo:paragraph-rsid="0059fd31" style:font-weight-asian="bold" style:font-weight-complex="bold"/>
    </style:style>
    <style:style style:name="P20" style:family="paragraph" style:parent-style-name="Standard">
      <style:text-properties fo:font-weight="bold" officeooo:rsid="000bace4" officeooo:paragraph-rsid="005a4072" style:font-weight-asian="bold" style:font-weight-complex="bold"/>
    </style:style>
    <style:style style:name="P21" style:family="paragraph" style:parent-style-name="Standard">
      <style:text-properties fo:font-weight="bold" officeooo:rsid="000bace4" officeooo:paragraph-rsid="005c8df7" style:font-weight-asian="bold" style:font-weight-complex="bold"/>
    </style:style>
    <style:style style:name="P22" style:family="paragraph" style:parent-style-name="Standard">
      <style:text-properties fo:font-weight="bold" officeooo:rsid="000bace4" officeooo:paragraph-rsid="005d7e24" style:font-weight-asian="bold" style:font-weight-complex="bold"/>
    </style:style>
    <style:style style:name="P23" style:family="paragraph" style:parent-style-name="Standard">
      <style:text-properties fo:font-weight="bold" officeooo:rsid="000bace4" officeooo:paragraph-rsid="005db92e" style:font-weight-asian="bold" style:font-weight-complex="bold"/>
    </style:style>
    <style:style style:name="P24" style:family="paragraph" style:parent-style-name="Standard">
      <style:text-properties fo:font-weight="bold" officeooo:rsid="000bace4" officeooo:paragraph-rsid="006a1c94" style:font-weight-asian="bold" style:font-weight-complex="bold"/>
    </style:style>
    <style:style style:name="P25" style:family="paragraph" style:parent-style-name="Standard">
      <style:text-properties fo:font-weight="bold" officeooo:rsid="000bace4" officeooo:paragraph-rsid="006b36e2" style:font-weight-asian="bold" style:font-weight-complex="bold"/>
    </style:style>
    <style:style style:name="P26" style:family="paragraph" style:parent-style-name="Standard">
      <style:text-properties fo:font-weight="bold" officeooo:rsid="000bace4" officeooo:paragraph-rsid="00dba9f5" style:font-weight-asian="bold" style:font-weight-complex="bold"/>
    </style:style>
    <style:style style:name="P27" style:family="paragraph" style:parent-style-name="Standard">
      <style:text-properties fo:font-weight="bold" officeooo:rsid="000bace4" officeooo:paragraph-rsid="00790be5" style:font-weight-asian="bold" style:font-weight-complex="bold"/>
    </style:style>
    <style:style style:name="P28" style:family="paragraph" style:parent-style-name="Standard">
      <style:text-properties fo:font-weight="bold" officeooo:rsid="000bace4" officeooo:paragraph-rsid="0066523d" style:font-weight-asian="bold" style:font-weight-complex="bold"/>
    </style:style>
    <style:style style:name="P29" style:family="paragraph" style:parent-style-name="Standard">
      <style:text-properties fo:font-weight="bold" officeooo:rsid="000bace4" officeooo:paragraph-rsid="001fc335" style:font-weight-asian="bold" style:font-weight-complex="bold"/>
    </style:style>
    <style:style style:name="P30" style:family="paragraph" style:parent-style-name="Standard">
      <style:text-properties fo:font-weight="bold" officeooo:rsid="000bace4" officeooo:paragraph-rsid="004eecbb" style:font-weight-asian="bold" style:font-weight-complex="bold"/>
    </style:style>
    <style:style style:name="P31" style:family="paragraph" style:parent-style-name="Standard">
      <style:text-properties fo:font-weight="bold" officeooo:rsid="000bace4" officeooo:paragraph-rsid="01617830" style:font-weight-asian="bold" style:font-weight-complex="bold"/>
    </style:style>
    <style:style style:name="P32" style:family="paragraph" style:parent-style-name="Standard">
      <style:text-properties fo:font-weight="bold" officeooo:rsid="000bace4" officeooo:paragraph-rsid="0162ca4b" style:font-weight-asian="bold" style:font-weight-complex="bold"/>
    </style:style>
    <style:style style:name="P33" style:family="paragraph" style:parent-style-name="Standard">
      <style:text-properties fo:font-weight="normal" officeooo:rsid="000bace4" officeooo:paragraph-rsid="001789f5" style:font-weight-asian="normal" style:font-weight-complex="normal"/>
    </style:style>
    <style:style style:name="P34" style:family="paragraph" style:parent-style-name="Standard">
      <style:text-properties fo:font-weight="normal" officeooo:rsid="000bace4" officeooo:paragraph-rsid="003a727d" style:font-weight-asian="normal" style:font-weight-complex="normal"/>
    </style:style>
    <style:style style:name="P35" style:family="paragraph" style:parent-style-name="Standard">
      <style:text-properties fo:font-weight="normal" officeooo:rsid="000bace4" officeooo:paragraph-rsid="003d1a5d" style:font-weight-asian="normal" style:font-weight-complex="normal"/>
    </style:style>
    <style:style style:name="P36" style:family="paragraph" style:parent-style-name="Standard">
      <style:text-properties fo:font-weight="normal" officeooo:rsid="000bace4" officeooo:paragraph-rsid="003fb3ae" style:font-weight-asian="normal" style:font-weight-complex="normal"/>
    </style:style>
    <style:style style:name="P37" style:family="paragraph" style:parent-style-name="Standard">
      <style:text-properties fo:font-weight="normal" officeooo:rsid="001789f5" officeooo:paragraph-rsid="001789f5" style:font-weight-asian="normal" style:font-weight-complex="normal"/>
    </style:style>
    <style:style style:name="P38" style:family="paragraph" style:parent-style-name="Standard">
      <style:text-properties fo:font-weight="normal" officeooo:rsid="001789f5" officeooo:paragraph-rsid="002ff25f" style:font-weight-asian="normal" style:font-weight-complex="normal"/>
    </style:style>
    <style:style style:name="P39" style:family="paragraph" style:parent-style-name="Standard">
      <style:text-properties fo:font-weight="normal" officeooo:rsid="001789f5" officeooo:paragraph-rsid="003409aa" style:font-weight-asian="normal" style:font-weight-complex="normal"/>
    </style:style>
    <style:style style:name="P40" style:family="paragraph" style:parent-style-name="Standard">
      <style:text-properties fo:font-weight="normal" officeooo:rsid="001789f5" officeooo:paragraph-rsid="00353350" style:font-weight-asian="normal" style:font-weight-complex="normal"/>
    </style:style>
    <style:style style:name="P41" style:family="paragraph" style:parent-style-name="Standard">
      <style:text-properties fo:font-weight="normal" officeooo:rsid="001789f5" officeooo:paragraph-rsid="0036e646" style:font-weight-asian="normal" style:font-weight-complex="normal"/>
    </style:style>
    <style:style style:name="P42" style:family="paragraph" style:parent-style-name="Standard">
      <style:text-properties fo:font-weight="normal" officeooo:rsid="001789f5" officeooo:paragraph-rsid="00375b75" style:font-weight-asian="normal" style:font-weight-complex="normal"/>
    </style:style>
    <style:style style:name="P43" style:family="paragraph" style:parent-style-name="Standard">
      <style:text-properties fo:font-weight="normal" officeooo:rsid="0018647e" officeooo:paragraph-rsid="0018647e" style:font-weight-asian="normal" style:font-weight-complex="normal"/>
    </style:style>
    <style:style style:name="P44" style:family="paragraph" style:parent-style-name="Standard">
      <style:text-properties fo:font-weight="normal" officeooo:rsid="0018647e" officeooo:paragraph-rsid="002ff25f" style:font-weight-asian="normal" style:font-weight-complex="normal"/>
    </style:style>
    <style:style style:name="P45" style:family="paragraph" style:parent-style-name="Standard">
      <style:text-properties fo:font-weight="normal" officeooo:rsid="00212b5e" officeooo:paragraph-rsid="00212b5e" style:font-weight-asian="normal" style:font-weight-complex="normal"/>
    </style:style>
    <style:style style:name="P46" style:family="paragraph" style:parent-style-name="Standard">
      <style:text-properties fo:font-weight="normal" officeooo:rsid="0027b19e" officeooo:paragraph-rsid="0027b19e" style:font-weight-asian="normal" style:font-weight-complex="normal"/>
    </style:style>
    <style:style style:name="P47" style:family="paragraph" style:parent-style-name="Standard">
      <style:text-properties fo:font-weight="normal" officeooo:rsid="0027b19e" officeooo:paragraph-rsid="002dce6f" style:font-weight-asian="normal" style:font-weight-complex="normal"/>
    </style:style>
    <style:style style:name="P48" style:family="paragraph" style:parent-style-name="Standard">
      <style:text-properties fo:font-weight="normal" officeooo:rsid="0027b19e" officeooo:paragraph-rsid="0048d75d" style:font-weight-asian="normal" style:font-weight-complex="normal"/>
    </style:style>
    <style:style style:name="P49" style:family="paragraph" style:parent-style-name="Standard">
      <style:text-properties fo:font-weight="normal" officeooo:rsid="0027b19e" officeooo:paragraph-rsid="002e581c" style:font-weight-asian="normal" style:font-weight-complex="normal"/>
    </style:style>
    <style:style style:name="P50" style:family="paragraph" style:parent-style-name="Standard">
      <style:text-properties fo:font-weight="normal" officeooo:rsid="0027b19e" officeooo:paragraph-rsid="008d46ab" style:font-weight-asian="normal" style:font-weight-complex="normal"/>
    </style:style>
    <style:style style:name="P51" style:family="paragraph" style:parent-style-name="Standard">
      <style:text-properties fo:font-weight="normal" officeooo:rsid="002dce6f" officeooo:paragraph-rsid="002dce6f" style:font-weight-asian="normal" style:font-weight-complex="normal"/>
    </style:style>
    <style:style style:name="P52" style:family="paragraph" style:parent-style-name="Standard">
      <style:text-properties fo:font-weight="normal" officeooo:rsid="002dce6f" officeooo:paragraph-rsid="0048d75d" style:font-weight-asian="normal" style:font-weight-complex="normal"/>
    </style:style>
    <style:style style:name="P53" style:family="paragraph" style:parent-style-name="Standard">
      <style:text-properties fo:font-weight="normal" officeooo:rsid="002dce6f" officeooo:paragraph-rsid="0049da62" style:font-weight-asian="normal" style:font-weight-complex="normal"/>
    </style:style>
    <style:style style:name="P54" style:family="paragraph" style:parent-style-name="Standard">
      <style:text-properties fo:font-weight="normal" officeooo:rsid="002ff25f" officeooo:paragraph-rsid="002ff25f" style:font-weight-asian="normal" style:font-weight-complex="normal"/>
    </style:style>
    <style:style style:name="P55" style:family="paragraph" style:parent-style-name="Standard">
      <style:text-properties fo:font-weight="normal" officeooo:rsid="002ff25f" officeooo:paragraph-rsid="003409aa" style:font-weight-asian="normal" style:font-weight-complex="normal"/>
    </style:style>
    <style:style style:name="P56" style:family="paragraph" style:parent-style-name="Standard">
      <style:text-properties fo:font-weight="normal" officeooo:rsid="003409aa" officeooo:paragraph-rsid="003409aa" style:font-weight-asian="normal" style:font-weight-complex="normal"/>
    </style:style>
    <style:style style:name="P57" style:family="paragraph" style:parent-style-name="Standard">
      <style:text-properties fo:font-weight="normal" officeooo:rsid="003409aa" officeooo:paragraph-rsid="00375b75" style:font-weight-asian="normal" style:font-weight-complex="normal"/>
    </style:style>
    <style:style style:name="P58" style:family="paragraph" style:parent-style-name="Standard">
      <style:text-properties fo:font-weight="normal" officeooo:rsid="00353350" officeooo:paragraph-rsid="00353350" style:font-weight-asian="normal" style:font-weight-complex="normal"/>
    </style:style>
    <style:style style:name="P59" style:family="paragraph" style:parent-style-name="Standard">
      <style:text-properties fo:font-weight="normal" officeooo:rsid="0036e646" officeooo:paragraph-rsid="0036e646" style:font-weight-asian="normal" style:font-weight-complex="normal"/>
    </style:style>
    <style:style style:name="P60" style:family="paragraph" style:parent-style-name="Standard">
      <style:text-properties fo:font-weight="normal" officeooo:rsid="001fc335" officeooo:paragraph-rsid="001fc335" style:font-weight-asian="normal" style:font-weight-complex="normal"/>
    </style:style>
    <style:style style:name="P61" style:family="paragraph" style:parent-style-name="Standard">
      <style:text-properties fo:font-weight="normal" officeooo:rsid="001fc335" officeooo:paragraph-rsid="003d1a5d" style:font-weight-asian="normal" style:font-weight-complex="normal"/>
    </style:style>
    <style:style style:name="P62" style:family="paragraph" style:parent-style-name="Standard">
      <style:text-properties fo:font-weight="normal" officeooo:rsid="003a727d" officeooo:paragraph-rsid="003a727d" style:font-weight-asian="normal" style:font-weight-complex="normal"/>
    </style:style>
    <style:style style:name="P63" style:family="paragraph" style:parent-style-name="Standard">
      <style:text-properties fo:font-weight="normal" officeooo:rsid="003a727d" officeooo:paragraph-rsid="004591b6" style:font-weight-asian="normal" style:font-weight-complex="normal"/>
    </style:style>
    <style:style style:name="P64" style:family="paragraph" style:parent-style-name="Standard">
      <style:text-properties fo:font-weight="normal" officeooo:rsid="003a727d" officeooo:paragraph-rsid="007fb32a" style:font-weight-asian="normal" style:font-weight-complex="normal"/>
    </style:style>
    <style:style style:name="P65" style:family="paragraph" style:parent-style-name="Standard">
      <style:text-properties fo:font-weight="normal" officeooo:rsid="003b49e0" officeooo:paragraph-rsid="003b49e0" style:font-weight-asian="normal" style:font-weight-complex="normal"/>
    </style:style>
    <style:style style:name="P66" style:family="paragraph" style:parent-style-name="Standard">
      <style:text-properties fo:font-weight="normal" officeooo:rsid="002197ea" officeooo:paragraph-rsid="003fb3ae" style:font-weight-asian="normal" style:font-weight-complex="normal"/>
    </style:style>
    <style:style style:name="P67" style:family="paragraph" style:parent-style-name="Standard">
      <style:text-properties fo:font-weight="normal" officeooo:rsid="0042d39e" officeooo:paragraph-rsid="0042d39e" style:font-weight-asian="normal" style:font-weight-complex="normal"/>
    </style:style>
    <style:style style:name="P68" style:family="paragraph" style:parent-style-name="Standard">
      <style:text-properties fo:font-weight="normal" officeooo:rsid="0048d75d" officeooo:paragraph-rsid="0048d75d" style:font-weight-asian="normal" style:font-weight-complex="normal"/>
    </style:style>
    <style:style style:name="P69" style:family="paragraph" style:parent-style-name="Standard">
      <style:text-properties fo:font-weight="normal" officeooo:rsid="0049da62" officeooo:paragraph-rsid="0049da62" style:font-weight-asian="normal" style:font-weight-complex="normal"/>
    </style:style>
    <style:style style:name="P70" style:family="paragraph" style:parent-style-name="Standard">
      <style:text-properties fo:font-weight="normal" officeooo:rsid="0029aae1" officeooo:paragraph-rsid="004b7696" style:font-weight-asian="normal" style:font-weight-complex="normal"/>
    </style:style>
    <style:style style:name="P71" style:family="paragraph" style:parent-style-name="Standard">
      <style:text-properties fo:font-weight="normal" officeooo:rsid="0029aae1" officeooo:paragraph-rsid="00abdf21" style:font-weight-asian="normal" style:font-weight-complex="normal"/>
    </style:style>
    <style:style style:name="P72" style:family="paragraph" style:parent-style-name="Standard">
      <style:text-properties fo:font-weight="normal" officeooo:rsid="004abd25" officeooo:paragraph-rsid="004abd25" style:font-weight-asian="normal" style:font-weight-complex="normal"/>
    </style:style>
    <style:style style:name="P73" style:family="paragraph" style:parent-style-name="Standard">
      <style:text-properties fo:font-weight="normal" officeooo:rsid="004b7696" officeooo:paragraph-rsid="004b7696" style:font-weight-asian="normal" style:font-weight-complex="normal"/>
    </style:style>
    <style:style style:name="P74" style:family="paragraph" style:parent-style-name="Standard">
      <style:text-properties fo:font-weight="normal" officeooo:rsid="004b7696" officeooo:paragraph-rsid="00abdf21" style:font-weight-asian="normal" style:font-weight-complex="normal"/>
    </style:style>
    <style:style style:name="P75" style:family="paragraph" style:parent-style-name="Standard">
      <style:text-properties fo:font-weight="normal" officeooo:rsid="004eecbb" officeooo:paragraph-rsid="004eecbb" style:font-weight-asian="normal" style:font-weight-complex="normal"/>
    </style:style>
    <style:style style:name="P76" style:family="paragraph" style:parent-style-name="Standard">
      <style:text-properties fo:font-weight="normal" officeooo:rsid="004eecbb" officeooo:paragraph-rsid="006a1c94" style:font-weight-asian="normal" style:font-weight-complex="normal"/>
    </style:style>
    <style:style style:name="P77" style:family="paragraph" style:parent-style-name="Standard">
      <style:text-properties fo:font-weight="normal" officeooo:rsid="004fe90b" officeooo:paragraph-rsid="004fe90b" style:font-weight-asian="normal" style:font-weight-complex="normal"/>
    </style:style>
    <style:style style:name="P78" style:family="paragraph" style:parent-style-name="Standard">
      <style:text-properties fo:font-weight="normal" officeooo:rsid="004fe90b" officeooo:paragraph-rsid="006a1c94" style:font-weight-asian="normal" style:font-weight-complex="normal"/>
    </style:style>
    <style:style style:name="P79" style:family="paragraph" style:parent-style-name="Standard">
      <style:text-properties fo:font-weight="normal" officeooo:rsid="005160c3" officeooo:paragraph-rsid="005160c3" style:font-weight-asian="normal" style:font-weight-complex="normal"/>
    </style:style>
    <style:style style:name="P80" style:family="paragraph" style:parent-style-name="Standard">
      <style:text-properties fo:font-weight="normal" officeooo:rsid="005160c3" officeooo:paragraph-rsid="006a1c94" style:font-weight-asian="normal" style:font-weight-complex="normal"/>
    </style:style>
    <style:style style:name="P81" style:family="paragraph" style:parent-style-name="Standard">
      <style:text-properties fo:font-weight="normal" officeooo:rsid="002e581c" officeooo:paragraph-rsid="0048d75d" style:font-weight-asian="normal" style:font-weight-complex="normal"/>
    </style:style>
    <style:style style:name="P82" style:family="paragraph" style:parent-style-name="Standard">
      <style:text-properties fo:font-weight="normal" officeooo:rsid="002c6259" officeooo:paragraph-rsid="004b7696" style:font-weight-asian="normal" style:font-weight-complex="normal"/>
    </style:style>
    <style:style style:name="P83" style:family="paragraph" style:parent-style-name="Standard">
      <style:text-properties fo:font-weight="normal" officeooo:rsid="0054765b" officeooo:paragraph-rsid="0054765b" style:font-weight-asian="normal" style:font-weight-complex="normal"/>
    </style:style>
    <style:style style:name="P84" style:family="paragraph" style:parent-style-name="Standard">
      <style:text-properties fo:font-weight="normal" officeooo:rsid="0054765b" officeooo:paragraph-rsid="013529d3" style:font-weight-asian="normal" style:font-weight-complex="normal"/>
    </style:style>
    <style:style style:name="P85" style:family="paragraph" style:parent-style-name="Standard">
      <style:text-properties fo:font-weight="normal" officeooo:rsid="0054765b" officeooo:paragraph-rsid="013590df" style:font-weight-asian="normal" style:font-weight-complex="normal"/>
    </style:style>
    <style:style style:name="P86" style:family="paragraph" style:parent-style-name="Standard">
      <style:text-properties fo:font-weight="normal" officeooo:rsid="005514d3" officeooo:paragraph-rsid="005514d3" style:font-weight-asian="normal" style:font-weight-complex="normal"/>
    </style:style>
    <style:style style:name="P87" style:family="paragraph" style:parent-style-name="Standard">
      <style:text-properties fo:font-weight="normal" officeooo:rsid="005514d3" officeooo:paragraph-rsid="01345611" style:font-weight-asian="normal" style:font-weight-complex="normal"/>
    </style:style>
    <style:style style:name="P88" style:family="paragraph" style:parent-style-name="Standard">
      <style:text-properties fo:font-weight="normal" officeooo:rsid="005514d3" officeooo:paragraph-rsid="0136e8ab" style:font-weight-asian="normal" style:font-weight-complex="normal"/>
    </style:style>
    <style:style style:name="P89" style:family="paragraph" style:parent-style-name="Standard">
      <style:text-properties fo:font-weight="normal" officeooo:rsid="005514d3" officeooo:paragraph-rsid="0138f4e6" style:font-weight-asian="normal" style:font-weight-complex="normal"/>
    </style:style>
    <style:style style:name="P90" style:family="paragraph" style:parent-style-name="Standard">
      <style:text-properties fo:font-weight="normal" officeooo:rsid="0059fd31" officeooo:paragraph-rsid="0059fd31" style:font-weight-asian="normal" style:font-weight-complex="normal"/>
    </style:style>
    <style:style style:name="P91" style:family="paragraph" style:parent-style-name="Standard">
      <style:text-properties fo:font-weight="normal" officeooo:rsid="0059fd31" officeooo:paragraph-rsid="00d5747c" style:font-weight-asian="normal" style:font-weight-complex="normal"/>
    </style:style>
    <style:style style:name="P92" style:family="paragraph" style:parent-style-name="Standard">
      <style:text-properties fo:font-weight="normal" officeooo:rsid="005d7e24" officeooo:paragraph-rsid="005d7e24" style:font-weight-asian="normal" style:font-weight-complex="normal"/>
    </style:style>
    <style:style style:name="P93" style:family="paragraph" style:parent-style-name="Standard">
      <style:text-properties fo:font-weight="normal" officeooo:rsid="005d7e24" officeooo:paragraph-rsid="005db92e" style:font-weight-asian="normal" style:font-weight-complex="normal"/>
    </style:style>
    <style:style style:name="P94" style:family="paragraph" style:parent-style-name="Standard">
      <style:text-properties fo:font-weight="normal" officeooo:rsid="005d7e24" officeooo:paragraph-rsid="01081d15" style:font-weight-asian="normal" style:font-weight-complex="normal"/>
    </style:style>
    <style:style style:name="P95" style:family="paragraph" style:parent-style-name="Standard">
      <style:text-properties fo:font-weight="normal" officeooo:rsid="005d7e24" officeooo:paragraph-rsid="0107036e" style:font-weight-asian="normal" style:font-weight-complex="normal"/>
    </style:style>
    <style:style style:name="P96" style:family="paragraph" style:parent-style-name="Standard">
      <style:text-properties fo:font-weight="normal" officeooo:rsid="005db92e" officeooo:paragraph-rsid="00646bec" style:font-weight-asian="normal" style:font-weight-complex="normal"/>
    </style:style>
    <style:style style:name="P97" style:family="paragraph" style:parent-style-name="Standard">
      <style:text-properties fo:font-weight="normal" officeooo:rsid="005db92e" officeooo:paragraph-rsid="0066523d" style:font-weight-asian="normal" style:font-weight-complex="normal"/>
    </style:style>
    <style:style style:name="P98" style:family="paragraph" style:parent-style-name="Standard">
      <style:text-properties fo:font-weight="normal" officeooo:rsid="005db92e" officeooo:paragraph-rsid="010c00f1" style:font-weight-asian="normal" style:font-weight-complex="normal"/>
    </style:style>
    <style:style style:name="P99" style:family="paragraph" style:parent-style-name="Standard">
      <style:text-properties fo:font-weight="normal" officeooo:rsid="005db92e" officeooo:paragraph-rsid="014f9f11" style:font-weight-asian="normal" style:font-weight-complex="normal"/>
    </style:style>
    <style:style style:name="P100" style:family="paragraph" style:parent-style-name="Standard">
      <style:text-properties fo:font-weight="normal" officeooo:rsid="005db92e" officeooo:paragraph-rsid="015205e6" style:font-weight-asian="normal" style:font-weight-complex="normal"/>
    </style:style>
    <style:style style:name="P101" style:family="paragraph" style:parent-style-name="Standard">
      <style:text-properties fo:font-weight="normal" officeooo:rsid="005e4b6e" officeooo:paragraph-rsid="00646bec" style:font-weight-asian="normal" style:font-weight-complex="normal"/>
    </style:style>
    <style:style style:name="P102" style:family="paragraph" style:parent-style-name="Standard">
      <style:text-properties fo:font-weight="normal" officeooo:rsid="005ff772" officeooo:paragraph-rsid="00646bec" style:font-weight-asian="normal" style:font-weight-complex="normal"/>
    </style:style>
    <style:style style:name="P103" style:family="paragraph" style:parent-style-name="Standard">
      <style:text-properties fo:font-weight="normal" officeooo:rsid="005a4072" officeooo:paragraph-rsid="005a4072" style:font-weight-asian="normal" style:font-weight-complex="normal"/>
    </style:style>
    <style:style style:name="P104" style:family="paragraph" style:parent-style-name="Standard">
      <style:text-properties fo:font-weight="normal" officeooo:rsid="005a4072" officeooo:paragraph-rsid="00dba9f5" style:font-weight-asian="normal" style:font-weight-complex="normal"/>
    </style:style>
    <style:style style:name="P105" style:family="paragraph" style:parent-style-name="Standard">
      <style:text-properties fo:font-weight="normal" officeooo:rsid="005a4072" officeooo:paragraph-rsid="005c8df7" style:font-weight-asian="normal" style:font-weight-complex="normal"/>
    </style:style>
    <style:style style:name="P106" style:family="paragraph" style:parent-style-name="Standard">
      <style:text-properties fo:font-weight="normal" officeooo:rsid="005c8df7" officeooo:paragraph-rsid="00d8f28f" style:font-weight-asian="normal" style:font-weight-complex="normal"/>
    </style:style>
    <style:style style:name="P107" style:family="paragraph" style:parent-style-name="Standard">
      <style:text-properties fo:font-weight="normal" officeooo:rsid="0050e286" officeooo:paragraph-rsid="006a1c94" style:font-weight-asian="normal" style:font-weight-complex="normal"/>
    </style:style>
    <style:style style:name="P108" style:family="paragraph" style:parent-style-name="Standard">
      <style:text-properties fo:font-weight="normal" officeooo:rsid="00794edb" officeooo:paragraph-rsid="00794edb" style:font-weight-asian="normal" style:font-weight-complex="normal"/>
    </style:style>
    <style:style style:name="P109" style:family="paragraph" style:parent-style-name="Standard">
      <style:text-properties fo:font-weight="normal" officeooo:rsid="00794edb" officeooo:paragraph-rsid="012126fa" style:font-weight-asian="normal" style:font-weight-complex="normal"/>
    </style:style>
    <style:style style:name="P110" style:family="paragraph" style:parent-style-name="Standard">
      <style:text-properties fo:font-weight="normal" officeooo:rsid="007b0da2" officeooo:paragraph-rsid="007b0da2" style:font-weight-asian="normal" style:font-weight-complex="normal"/>
    </style:style>
    <style:style style:name="P111" style:family="paragraph" style:parent-style-name="Standard">
      <style:text-properties fo:font-weight="normal" officeooo:rsid="007b82c7" officeooo:paragraph-rsid="007b82c7" style:font-weight-asian="normal" style:font-weight-complex="normal"/>
    </style:style>
    <style:style style:name="P112" style:family="paragraph" style:parent-style-name="Standard">
      <style:text-properties fo:font-weight="normal" officeooo:rsid="007d6fc8" officeooo:paragraph-rsid="007d911d" style:font-weight-asian="normal" style:font-weight-complex="normal"/>
    </style:style>
    <style:style style:name="P113" style:family="paragraph" style:parent-style-name="Standard">
      <style:text-properties fo:font-weight="normal" officeooo:rsid="007d911d" officeooo:paragraph-rsid="007d911d" style:font-weight-asian="normal" style:font-weight-complex="normal"/>
    </style:style>
    <style:style style:name="P114" style:family="paragraph" style:parent-style-name="Standard">
      <style:text-properties fo:font-weight="normal" officeooo:rsid="007f1823" officeooo:paragraph-rsid="007f1823" style:font-weight-asian="normal" style:font-weight-complex="normal"/>
    </style:style>
    <style:style style:name="P115" style:family="paragraph" style:parent-style-name="Standard">
      <style:text-properties fo:font-weight="normal" officeooo:rsid="008b5adc" officeooo:paragraph-rsid="008b5adc" style:font-weight-asian="normal" style:font-weight-complex="normal"/>
    </style:style>
    <style:style style:name="P116" style:family="paragraph" style:parent-style-name="Standard">
      <style:text-properties fo:font-weight="normal" officeooo:rsid="008d46ab" officeooo:paragraph-rsid="008d46ab" style:font-weight-asian="normal" style:font-weight-complex="normal"/>
    </style:style>
    <style:style style:name="P117" style:family="paragraph" style:parent-style-name="Standard">
      <style:text-properties fo:font-weight="normal" officeooo:rsid="009b0190" officeooo:paragraph-rsid="009b0190" style:font-weight-asian="normal" style:font-weight-complex="normal"/>
    </style:style>
    <style:style style:name="P118" style:family="paragraph" style:parent-style-name="Standard">
      <style:text-properties fo:font-weight="normal" officeooo:rsid="009b0190" officeooo:paragraph-rsid="009d99b9" style:font-weight-asian="normal" style:font-weight-complex="normal"/>
    </style:style>
    <style:style style:name="P119" style:family="paragraph" style:parent-style-name="Standard">
      <style:text-properties fo:font-weight="normal" officeooo:rsid="009eac0c" officeooo:paragraph-rsid="009eac0c" style:font-weight-asian="normal" style:font-weight-complex="normal"/>
    </style:style>
    <style:style style:name="P120" style:family="paragraph" style:parent-style-name="Standard">
      <style:text-properties fo:font-weight="normal" officeooo:rsid="00a11c3f" officeooo:paragraph-rsid="00a11c3f" style:font-weight-asian="normal" style:font-weight-complex="normal"/>
    </style:style>
    <style:style style:name="P121" style:family="paragraph" style:parent-style-name="Standard">
      <style:text-properties fo:font-weight="normal" officeooo:rsid="00a5d622" officeooo:paragraph-rsid="00a5d622" style:font-weight-asian="normal" style:font-weight-complex="normal"/>
    </style:style>
    <style:style style:name="P122" style:family="paragraph" style:parent-style-name="Standard">
      <style:text-properties fo:font-weight="normal" officeooo:rsid="004ca8eb" officeooo:paragraph-rsid="00ab8656" style:font-weight-asian="normal" style:font-weight-complex="normal"/>
    </style:style>
    <style:style style:name="P123" style:family="paragraph" style:parent-style-name="Standard">
      <style:text-properties fo:font-weight="normal" officeooo:rsid="002a893c" officeooo:paragraph-rsid="00abdf21" style:font-weight-asian="normal" style:font-weight-complex="normal"/>
    </style:style>
    <style:style style:name="P124" style:family="paragraph" style:parent-style-name="Standard">
      <style:text-properties fo:font-weight="normal" officeooo:rsid="0052d928" officeooo:paragraph-rsid="00b23270" style:font-weight-asian="normal" style:font-weight-complex="normal"/>
    </style:style>
    <style:style style:name="P125" style:family="paragraph" style:parent-style-name="Standard">
      <style:text-properties fo:font-weight="normal" officeooo:rsid="00b23270" officeooo:paragraph-rsid="00b23270" style:font-weight-asian="normal" style:font-weight-complex="normal"/>
    </style:style>
    <style:style style:name="P126" style:family="paragraph" style:parent-style-name="Standard">
      <style:text-properties fo:font-weight="normal" officeooo:rsid="00b23270" officeooo:paragraph-rsid="00b397a3" style:font-weight-asian="normal" style:font-weight-complex="normal"/>
    </style:style>
    <style:style style:name="P127" style:family="paragraph" style:parent-style-name="Standard">
      <style:text-properties fo:font-weight="normal" officeooo:rsid="00b53adb" officeooo:paragraph-rsid="00b53adb" style:font-weight-asian="normal" style:font-weight-complex="normal"/>
    </style:style>
    <style:style style:name="P128" style:family="paragraph" style:parent-style-name="Standard">
      <style:text-properties fo:font-weight="normal" officeooo:rsid="00b9a059" officeooo:paragraph-rsid="005514d3" style:font-weight-asian="normal" style:font-weight-complex="normal"/>
    </style:style>
    <style:style style:name="P129" style:family="paragraph" style:parent-style-name="Standard">
      <style:text-properties fo:font-weight="normal" officeooo:rsid="00b9a059" officeooo:paragraph-rsid="00c0f4ce" style:font-weight-asian="normal" style:font-weight-complex="normal"/>
    </style:style>
    <style:style style:name="P130" style:family="paragraph" style:parent-style-name="Standard">
      <style:text-properties fo:font-weight="normal" officeooo:rsid="00b9a059" officeooo:paragraph-rsid="01381b63" style:font-weight-asian="normal" style:font-weight-complex="normal"/>
    </style:style>
    <style:style style:name="P131" style:family="paragraph" style:parent-style-name="Standard">
      <style:text-properties fo:font-weight="normal" officeooo:rsid="001cb880" officeooo:paragraph-rsid="00bafad4" style:font-weight-asian="normal" style:font-weight-complex="normal"/>
    </style:style>
    <style:style style:name="P132" style:family="paragraph" style:parent-style-name="Standard">
      <style:text-properties fo:font-weight="normal" officeooo:rsid="001cb880" officeooo:paragraph-rsid="00568fdd" style:font-weight-asian="normal" style:font-weight-complex="normal"/>
    </style:style>
    <style:style style:name="P133" style:family="paragraph" style:parent-style-name="Standard">
      <style:text-properties fo:font-weight="normal" officeooo:rsid="00be57b5" officeooo:paragraph-rsid="00beb1f6" style:font-weight-asian="normal" style:font-weight-complex="normal"/>
    </style:style>
    <style:style style:name="P134" style:family="paragraph" style:parent-style-name="Standard">
      <style:text-properties fo:font-weight="normal" officeooo:rsid="00d2df17" officeooo:paragraph-rsid="00d2df17" style:font-weight-asian="normal" style:font-weight-complex="normal"/>
    </style:style>
    <style:style style:name="P135" style:family="paragraph" style:parent-style-name="Standard">
      <style:text-properties fo:font-weight="normal" officeooo:rsid="00d45678" officeooo:paragraph-rsid="00d45678" style:font-weight-asian="normal" style:font-weight-complex="normal"/>
    </style:style>
    <style:style style:name="P136" style:family="paragraph" style:parent-style-name="Standard">
      <style:text-properties fo:font-weight="normal" officeooo:rsid="005c251b" officeooo:paragraph-rsid="00d8f28f" style:font-weight-asian="normal" style:font-weight-complex="normal"/>
    </style:style>
    <style:style style:name="P137" style:family="paragraph" style:parent-style-name="Standard">
      <style:text-properties fo:font-weight="normal" officeooo:rsid="00dba9f5" officeooo:paragraph-rsid="00dba9f5" style:font-weight-asian="normal" style:font-weight-complex="normal"/>
    </style:style>
    <style:style style:name="P138" style:family="paragraph" style:parent-style-name="Standard">
      <style:text-properties fo:font-weight="normal" officeooo:rsid="00dde6e7" officeooo:paragraph-rsid="00dde6e7" style:font-weight-asian="normal" style:font-weight-complex="normal"/>
    </style:style>
    <style:style style:name="P139" style:family="paragraph" style:parent-style-name="Standard">
      <style:text-properties fo:font-weight="normal" officeooo:rsid="00de42b6" officeooo:paragraph-rsid="00de42b6" style:font-weight-asian="normal" style:font-weight-complex="normal"/>
    </style:style>
    <style:style style:name="P140" style:family="paragraph" style:parent-style-name="Standard">
      <style:text-properties fo:font-weight="normal" officeooo:rsid="00e0cc3c" officeooo:paragraph-rsid="00e0cc3c" style:font-weight-asian="normal" style:font-weight-complex="normal"/>
    </style:style>
    <style:style style:name="P141" style:family="paragraph" style:parent-style-name="Standard">
      <style:text-properties fo:font-weight="normal" officeooo:rsid="00e5dda7" officeooo:paragraph-rsid="00e5dda7" style:font-weight-asian="normal" style:font-weight-complex="normal"/>
    </style:style>
    <style:style style:name="P142" style:family="paragraph" style:parent-style-name="Standard">
      <style:text-properties fo:font-weight="normal" officeooo:rsid="00e8a3bb" officeooo:paragraph-rsid="00e8a3bb" style:font-weight-asian="normal" style:font-weight-complex="normal"/>
    </style:style>
    <style:style style:name="P143" style:family="paragraph" style:parent-style-name="Standard">
      <style:text-properties fo:font-weight="normal" officeooo:rsid="00e9a59a" officeooo:paragraph-rsid="00e9a59a" style:font-weight-asian="normal" style:font-weight-complex="normal"/>
    </style:style>
    <style:style style:name="P144" style:family="paragraph" style:parent-style-name="Standard">
      <style:text-properties fo:font-weight="normal" officeooo:rsid="00e9a59a" officeooo:paragraph-rsid="00ec4b46" style:font-weight-asian="normal" style:font-weight-complex="normal"/>
    </style:style>
    <style:style style:name="P145" style:family="paragraph" style:parent-style-name="Standard">
      <style:text-properties fo:font-weight="normal" officeooo:rsid="00eac239" officeooo:paragraph-rsid="00eac239" style:font-weight-asian="normal" style:font-weight-complex="normal"/>
    </style:style>
    <style:style style:name="P146" style:family="paragraph" style:parent-style-name="Standard">
      <style:text-properties fo:font-weight="normal" officeooo:rsid="00eee808" officeooo:paragraph-rsid="00eee808" style:font-weight-asian="normal" style:font-weight-complex="normal"/>
    </style:style>
    <style:style style:name="P147" style:family="paragraph" style:parent-style-name="Standard">
      <style:text-properties fo:font-weight="normal" officeooo:rsid="00eee808" officeooo:paragraph-rsid="010979d4" style:font-weight-asian="normal" style:font-weight-complex="normal"/>
    </style:style>
    <style:style style:name="P148" style:family="paragraph" style:parent-style-name="Standard">
      <style:text-properties fo:font-weight="normal" officeooo:rsid="00f430e1" officeooo:paragraph-rsid="00f430e1" style:font-weight-asian="normal" style:font-weight-complex="normal"/>
    </style:style>
    <style:style style:name="P149" style:family="paragraph" style:parent-style-name="Standard">
      <style:text-properties fo:font-weight="normal" officeooo:rsid="00f5b414" officeooo:paragraph-rsid="00f5b414" style:font-weight-asian="normal" style:font-weight-complex="normal"/>
    </style:style>
    <style:style style:name="P150" style:family="paragraph" style:parent-style-name="Standard">
      <style:text-properties fo:font-weight="normal" officeooo:rsid="00fb4226" officeooo:paragraph-rsid="00fb4226" style:font-weight-asian="normal" style:font-weight-complex="normal"/>
    </style:style>
    <style:style style:name="P151" style:family="paragraph" style:parent-style-name="Standard">
      <style:text-properties fo:font-weight="normal" officeooo:rsid="00ffa117" officeooo:paragraph-rsid="00ffa117" style:font-weight-asian="normal" style:font-weight-complex="normal"/>
    </style:style>
    <style:style style:name="P152" style:family="paragraph" style:parent-style-name="Standard">
      <style:text-properties fo:font-weight="normal" officeooo:rsid="010979d4" officeooo:paragraph-rsid="010c00f1" style:font-weight-asian="normal" style:font-weight-complex="normal"/>
    </style:style>
    <style:style style:name="P153" style:family="paragraph" style:parent-style-name="Standard">
      <style:text-properties fo:font-weight="normal" officeooo:rsid="010a4a46" officeooo:paragraph-rsid="010a4a46" style:font-weight-asian="normal" style:font-weight-complex="normal"/>
    </style:style>
    <style:style style:name="P154" style:family="paragraph" style:parent-style-name="Standard">
      <style:text-properties fo:font-weight="normal" officeooo:rsid="010a4a46" officeooo:paragraph-rsid="010c00f1" style:font-weight-asian="normal" style:font-weight-complex="normal"/>
    </style:style>
    <style:style style:name="P155" style:family="paragraph" style:parent-style-name="Standard">
      <style:text-properties fo:font-weight="normal" officeooo:rsid="010cb6a0" officeooo:paragraph-rsid="010cb6a0" style:font-weight-asian="normal" style:font-weight-complex="normal"/>
    </style:style>
    <style:style style:name="P156" style:family="paragraph" style:parent-style-name="Standard">
      <style:text-properties fo:font-weight="normal" officeooo:rsid="010e062d" officeooo:paragraph-rsid="010e062d" style:font-weight-asian="normal" style:font-weight-complex="normal"/>
    </style:style>
    <style:style style:name="P157" style:family="paragraph" style:parent-style-name="Standard">
      <style:text-properties fo:font-weight="normal" officeooo:rsid="010e062d" officeooo:paragraph-rsid="014f9f11" style:font-weight-asian="normal" style:font-weight-complex="normal"/>
    </style:style>
    <style:style style:name="P158" style:family="paragraph" style:parent-style-name="Standard">
      <style:text-properties fo:font-weight="normal" officeooo:rsid="00aeb823" officeooo:paragraph-rsid="00ab8656" style:font-weight-asian="normal" style:font-weight-complex="normal"/>
    </style:style>
    <style:style style:name="P159" style:family="paragraph" style:parent-style-name="Standard">
      <style:text-properties fo:font-weight="normal" officeooo:rsid="00e6f81e" officeooo:paragraph-rsid="00e6f81e" style:font-weight-asian="normal" style:font-weight-complex="normal"/>
    </style:style>
    <style:style style:name="P160" style:family="paragraph" style:parent-style-name="Standard">
      <style:text-properties fo:font-weight="normal" officeooo:rsid="00e2b3d1" officeooo:paragraph-rsid="01081d15" style:font-weight-asian="normal" style:font-weight-complex="normal"/>
    </style:style>
    <style:style style:name="P161" style:family="paragraph" style:parent-style-name="Standard">
      <style:text-properties fo:font-weight="normal" officeooo:rsid="00e496ce" officeooo:paragraph-rsid="00646bec" style:font-weight-asian="normal" style:font-weight-complex="normal"/>
    </style:style>
    <style:style style:name="P162" style:family="paragraph" style:parent-style-name="Standard">
      <style:text-properties fo:font-weight="normal" officeooo:rsid="00f85047" officeooo:paragraph-rsid="010979d4" style:font-weight-asian="normal" style:font-weight-complex="normal"/>
    </style:style>
    <style:style style:name="P163" style:family="paragraph" style:parent-style-name="Standard">
      <style:text-properties fo:font-weight="normal" officeooo:rsid="012ab46e" officeooo:paragraph-rsid="012ab46e" style:font-weight-asian="normal" style:font-weight-complex="normal"/>
    </style:style>
    <style:style style:name="P164" style:family="paragraph" style:parent-style-name="Standard">
      <style:text-properties fo:font-weight="normal" officeooo:rsid="00c373b2" officeooo:paragraph-rsid="0138f4e6" style:font-weight-asian="normal" style:font-weight-complex="normal"/>
    </style:style>
    <style:style style:name="P165" style:family="paragraph" style:parent-style-name="Standard">
      <style:text-properties fo:font-weight="normal" officeooo:rsid="0141d641" officeooo:paragraph-rsid="0141d641" style:font-weight-asian="normal" style:font-weight-complex="normal"/>
    </style:style>
    <style:style style:name="P166" style:family="paragraph" style:parent-style-name="Standard">
      <style:text-properties fo:font-weight="normal" officeooo:rsid="00e4fa4e" officeooo:paragraph-rsid="00e4fa4e" style:font-weight-asian="normal" style:font-weight-complex="normal"/>
    </style:style>
    <style:style style:name="P167" style:family="paragraph" style:parent-style-name="Standard">
      <style:text-properties fo:font-weight="normal" officeooo:rsid="00e4fa4e" officeooo:paragraph-rsid="014ade25" style:font-weight-asian="normal" style:font-weight-complex="normal"/>
    </style:style>
    <style:style style:name="P168" style:family="paragraph" style:parent-style-name="Standard">
      <style:text-properties fo:font-weight="normal" officeooo:rsid="014c4723" officeooo:paragraph-rsid="014c4723" style:font-weight-asian="normal" style:font-weight-complex="normal"/>
    </style:style>
    <style:style style:name="P169" style:family="paragraph" style:parent-style-name="Standard">
      <style:text-properties fo:font-weight="normal" officeooo:rsid="010f727f" officeooo:paragraph-rsid="010e062d" style:font-weight-asian="normal" style:font-weight-complex="normal"/>
    </style:style>
    <style:style style:name="P170" style:family="paragraph" style:parent-style-name="Standard">
      <style:text-properties fo:font-weight="normal" officeooo:rsid="01182fb3" officeooo:paragraph-rsid="014f9f11" style:font-weight-asian="normal" style:font-weight-complex="normal"/>
    </style:style>
    <style:style style:name="P171" style:family="paragraph" style:parent-style-name="Standard">
      <style:text-properties fo:font-weight="normal" officeooo:rsid="01182fb3" officeooo:paragraph-rsid="015205e6" style:font-weight-asian="normal" style:font-weight-complex="normal"/>
    </style:style>
    <style:style style:name="P172" style:family="paragraph" style:parent-style-name="Standard">
      <style:text-properties fo:font-weight="normal" officeooo:rsid="012126fa" officeooo:paragraph-rsid="012126fa" style:font-weight-asian="normal" style:font-weight-complex="normal"/>
    </style:style>
    <style:style style:name="P173" style:family="paragraph" style:parent-style-name="Standard">
      <style:text-properties fo:font-weight="normal" officeooo:rsid="00b72ac3" officeooo:paragraph-rsid="013529d3" style:font-weight-asian="normal" style:font-weight-complex="normal"/>
    </style:style>
    <style:style style:name="P174" style:family="paragraph" style:parent-style-name="Standard">
      <style:text-properties fo:font-weight="normal" officeooo:rsid="010772fe" officeooo:paragraph-rsid="0107036e" style:font-weight-asian="normal" style:font-weight-complex="normal"/>
    </style:style>
    <style:style style:name="P175" style:family="paragraph" style:parent-style-name="Standard">
      <style:text-properties fo:font-weight="normal" officeooo:rsid="0162ca4b" officeooo:paragraph-rsid="0165757e" style:font-weight-asian="normal" style:font-weight-complex="normal"/>
    </style:style>
    <style:style style:name="P176" style:family="paragraph" style:parent-style-name="Standard">
      <style:text-properties fo:font-weight="normal" officeooo:rsid="0163adef" officeooo:paragraph-rsid="0164dd51" style:font-weight-asian="normal" style:font-weight-complex="normal"/>
    </style:style>
    <style:style style:name="P177" style:family="paragraph" style:parent-style-name="Standard">
      <style:text-properties fo:font-weight="normal" officeooo:rsid="01678c51" officeooo:paragraph-rsid="01678c51" style:font-weight-asian="normal" style:font-weight-complex="normal"/>
    </style:style>
    <style:style style:name="P178" style:family="paragraph" style:parent-style-name="Standard">
      <style:text-properties style:font-name="Liberation Mono" fo:font-size="10pt" fo:font-style="normal" fo:font-weight="normal" officeooo:rsid="003e5556" officeooo:paragraph-rsid="00300134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>
      <style:text-properties officeooo:rsid="000d5300" officeooo:paragraph-rsid="00300134"/>
    </style:style>
    <style:style style:name="P180" style:family="paragraph" style:parent-style-name="Standard">
      <style:text-properties officeooo:rsid="0022d4f8" officeooo:paragraph-rsid="01182fb3"/>
    </style:style>
    <style:style style:name="P181" style:family="paragraph" style:parent-style-name="Standard">
      <style:text-properties officeooo:rsid="0022d4f8" officeooo:paragraph-rsid="01502e7f"/>
    </style:style>
    <style:style style:name="P182" style:family="paragraph" style:parent-style-name="Standard">
      <style:text-properties officeooo:rsid="0022d4f8" officeooo:paragraph-rsid="01540d2c"/>
    </style:style>
    <style:style style:name="P183" style:family="paragraph" style:parent-style-name="Standard">
      <style:text-properties officeooo:rsid="000efab6" officeooo:paragraph-rsid="00300134"/>
    </style:style>
    <style:style style:name="P184" style:family="paragraph" style:parent-style-name="Standard">
      <style:text-properties officeooo:rsid="00263723" officeooo:paragraph-rsid="00300134"/>
    </style:style>
    <style:style style:name="P185" style:family="paragraph" style:parent-style-name="Standard">
      <style:text-properties officeooo:rsid="0057cf52" officeooo:paragraph-rsid="0057cf52"/>
    </style:style>
    <style:style style:name="P186" style:family="paragraph" style:parent-style-name="Standard">
      <style:text-properties officeooo:rsid="0057cf52" officeooo:paragraph-rsid="00d06a87"/>
    </style:style>
    <style:style style:name="P187" style:family="paragraph" style:parent-style-name="Standard">
      <style:text-properties officeooo:rsid="0059fd31" officeooo:paragraph-rsid="0059fd31"/>
    </style:style>
    <style:style style:name="P188" style:family="paragraph" style:parent-style-name="Standard">
      <style:text-properties officeooo:rsid="005c8df7" officeooo:paragraph-rsid="005c8df7"/>
    </style:style>
    <style:style style:name="P189" style:family="paragraph" style:parent-style-name="Standard">
      <style:text-properties officeooo:rsid="005c8df7" officeooo:paragraph-rsid="0107036e"/>
    </style:style>
    <style:style style:name="P190" style:family="paragraph" style:parent-style-name="Standard">
      <style:text-properties officeooo:rsid="005c8df7" officeooo:paragraph-rsid="0143792d"/>
    </style:style>
    <style:style style:name="P191" style:family="paragraph" style:parent-style-name="Standard">
      <style:text-properties officeooo:rsid="00c7da92" officeooo:paragraph-rsid="00c7da92"/>
    </style:style>
    <style:style style:name="P192" style:family="paragraph" style:parent-style-name="Standard">
      <style:text-properties officeooo:rsid="00c9e5c0" officeooo:paragraph-rsid="00c9e5c0"/>
    </style:style>
    <style:style style:name="P193" style:family="paragraph" style:parent-style-name="Standard">
      <style:text-properties officeooo:rsid="00c9e5c0" officeooo:paragraph-rsid="00d06a87"/>
    </style:style>
    <style:style style:name="P194" style:family="paragraph" style:parent-style-name="Standard">
      <style:text-properties officeooo:rsid="00dba9f5" officeooo:paragraph-rsid="00dba9f5"/>
    </style:style>
    <style:style style:name="P195" style:family="paragraph" style:parent-style-name="Standard">
      <style:text-properties officeooo:rsid="00dba9f5" officeooo:paragraph-rsid="00e4fa4e"/>
    </style:style>
    <style:style style:name="P196" style:family="paragraph" style:parent-style-name="Standard">
      <style:text-properties officeooo:rsid="00dba9f5" officeooo:paragraph-rsid="0104d018"/>
    </style:style>
    <style:style style:name="P197" style:family="paragraph" style:parent-style-name="Standard">
      <style:text-properties officeooo:rsid="00e6f81e" officeooo:paragraph-rsid="0101ee52"/>
    </style:style>
    <style:style style:name="P198" style:family="paragraph" style:parent-style-name="Standard">
      <style:text-properties officeooo:rsid="00e9a59a" officeooo:paragraph-rsid="00e9a59a"/>
    </style:style>
    <style:style style:name="P199" style:family="paragraph" style:parent-style-name="Standard">
      <style:text-properties officeooo:rsid="00c55c6f" officeooo:paragraph-rsid="0057cf52"/>
    </style:style>
    <style:style style:name="P200" style:family="paragraph" style:parent-style-name="Standard">
      <style:text-properties officeooo:rsid="00c55c6f" officeooo:paragraph-rsid="013a382e"/>
    </style:style>
    <style:style style:name="P201" style:family="paragraph" style:parent-style-name="Standard">
      <style:text-properties officeooo:rsid="00718661" officeooo:paragraph-rsid="00ce68e6"/>
    </style:style>
    <style:style style:name="P202" style:family="paragraph" style:parent-style-name="Standard">
      <style:text-properties officeooo:rsid="00718661" officeooo:paragraph-rsid="00d06a87"/>
    </style:style>
    <style:style style:name="P203" style:family="paragraph" style:parent-style-name="Standard">
      <style:text-properties officeooo:rsid="00ce68e6" officeooo:paragraph-rsid="00ce68e6"/>
    </style:style>
    <style:style style:name="P204" style:family="paragraph" style:parent-style-name="Standard">
      <style:text-properties officeooo:rsid="01182fb3" officeooo:paragraph-rsid="01182fb3"/>
    </style:style>
    <style:style style:name="P205" style:family="paragraph" style:parent-style-name="Standard">
      <style:text-properties officeooo:rsid="01182fb3" officeooo:paragraph-rsid="01502e7f"/>
    </style:style>
    <style:style style:name="P206" style:family="paragraph" style:parent-style-name="Standard">
      <style:text-properties officeooo:rsid="01182fb3" officeooo:paragraph-rsid="01540d2c"/>
    </style:style>
    <style:style style:name="P207" style:family="paragraph" style:parent-style-name="Standard">
      <style:text-properties officeooo:rsid="01182fb3" officeooo:paragraph-rsid="0151e2cc"/>
    </style:style>
    <style:style style:name="P208" style:family="paragraph" style:parent-style-name="Standard">
      <style:text-properties officeooo:rsid="013c358b" officeooo:paragraph-rsid="013c358b"/>
    </style:style>
    <style:style style:name="P209" style:family="paragraph" style:parent-style-name="Standard">
      <style:text-properties officeooo:rsid="013fe698" officeooo:paragraph-rsid="013fe698"/>
    </style:style>
    <style:style style:name="P210" style:family="paragraph" style:parent-style-name="Standard">
      <style:text-properties officeooo:rsid="00294de7" officeooo:paragraph-rsid="00300134"/>
    </style:style>
    <style:style style:name="P211" style:family="paragraph" style:parent-style-name="Standard">
      <style:text-properties officeooo:rsid="01540d2c" officeooo:paragraph-rsid="01540d2c"/>
    </style:style>
    <style:style style:name="P212" style:family="paragraph" style:parent-style-name="Standard">
      <style:text-properties officeooo:rsid="01187887" officeooo:paragraph-rsid="01540d2c"/>
    </style:style>
    <style:style style:name="P213" style:family="paragraph" style:parent-style-name="Standard">
      <style:text-properties officeooo:rsid="005c251b" officeooo:paragraph-rsid="005c251b"/>
    </style:style>
    <style:style style:name="P214" style:family="paragraph" style:parent-style-name="Standard">
      <style:text-properties fo:font-weight="normal" officeooo:rsid="005c251b" officeooo:paragraph-rsid="005c251b" style:font-weight-asian="normal" style:font-weight-complex="normal"/>
    </style:style>
    <style:style style:name="P215" style:family="paragraph" style:parent-style-name="Standard">
      <style:text-properties fo:font-weight="normal" officeooo:rsid="005a4072" officeooo:paragraph-rsid="01617830" style:font-weight-asian="normal" style:font-weight-complex="normal"/>
    </style:style>
    <style:style style:name="P216" style:family="paragraph" style:parent-style-name="Standard">
      <style:text-properties fo:font-weight="normal" officeooo:rsid="005a4072" officeooo:paragraph-rsid="0162ca4b" style:font-weight-asian="normal" style:font-weight-complex="normal"/>
    </style:style>
    <style:style style:name="P217" style:family="paragraph" style:parent-style-name="Standard">
      <style:text-properties fo:font-weight="normal" officeooo:rsid="015fa9d8" officeooo:paragraph-rsid="0169aa02" style:font-weight-asian="normal" style:font-weight-complex="normal"/>
    </style:style>
    <style:style style:name="P218" style:family="paragraph" style:parent-style-name="Standard">
      <style:text-properties fo:font-weight="normal" officeooo:rsid="015fa9d8" officeooo:paragraph-rsid="015fa9d8" style:font-weight-asian="normal" style:font-weight-complex="normal"/>
    </style:style>
    <style:style style:name="P219" style:family="paragraph" style:parent-style-name="Standard">
      <style:text-properties fo:font-weight="normal" officeooo:rsid="01617830" officeooo:paragraph-rsid="016a6772" style:font-weight-asian="normal" style:font-weight-complex="normal"/>
    </style:style>
    <style:style style:name="P220" style:family="paragraph" style:parent-style-name="Standard">
      <style:text-properties fo:font-weight="normal" officeooo:rsid="01674bab" officeooo:paragraph-rsid="016a6772" style:font-weight-asian="normal" style:font-weight-complex="normal"/>
    </style:style>
    <style:style style:name="P221" style:family="paragraph" style:parent-style-name="Standard">
      <style:text-properties fo:font-weight="normal" officeooo:rsid="0163adef" officeooo:paragraph-rsid="0163adef" style:font-weight-asian="normal" style:font-weight-complex="normal"/>
    </style:style>
    <style:style style:name="P222" style:family="paragraph" style:parent-style-name="Standard">
      <style:text-properties fo:font-weight="normal" officeooo:rsid="000bace4" officeooo:paragraph-rsid="016d4b8d" style:font-weight-asian="normal" style:font-weight-complex="normal"/>
    </style:style>
    <style:style style:name="P223" style:family="paragraph" style:parent-style-name="Standard">
      <style:text-properties fo:font-weight="normal" officeooo:rsid="016d4b8d" officeooo:paragraph-rsid="016d4b8d" style:font-weight-asian="normal" style:font-weight-complex="normal"/>
    </style:style>
    <style:style style:name="P224" style:family="paragraph" style:parent-style-name="Standard">
      <style:text-properties fo:font-weight="normal" officeooo:rsid="010f727f" officeooo:paragraph-rsid="010e062d" style:font-weight-asian="normal" style:font-weight-complex="normal"/>
    </style:style>
    <style:style style:name="P225" style:family="paragraph" style:parent-style-name="Standard">
      <style:text-properties fo:font-weight="normal" officeooo:rsid="0141d641" officeooo:paragraph-rsid="0141d641" style:font-weight-asian="normal" style:font-weight-complex="normal"/>
    </style:style>
    <style:style style:name="P226" style:family="paragraph" style:parent-style-name="Standard" style:list-style-name="L1">
      <style:text-properties officeooo:rsid="0022d4f8" officeooo:paragraph-rsid="00300134"/>
    </style:style>
    <style:style style:name="P227" style:family="paragraph" style:parent-style-name="Standard">
      <style:text-properties fo:font-weight="bold" officeooo:rsid="000bace4" officeooo:paragraph-rsid="016d4b8d" style:font-weight-asian="bold" style:font-weight-complex="bold"/>
    </style:style>
    <style:style style:name="P228" style:family="paragraph" style:parent-style-name="Standard">
      <style:text-properties fo:font-weight="bold" officeooo:rsid="000bace4" officeooo:paragraph-rsid="001779d0" style:font-weight-asian="bold" style:font-weight-complex="bold"/>
    </style:style>
    <style:style style:name="P229" style:family="paragraph" style:parent-style-name="Standard">
      <style:text-properties fo:font-weight="bold" officeooo:rsid="000bace4" officeooo:paragraph-rsid="003409aa" style:font-weight-asian="bold" style:font-weight-complex="bold"/>
    </style:style>
    <style:style style:name="P230" style:family="paragraph" style:parent-style-name="Standard">
      <style:text-properties fo:font-weight="bold" officeooo:rsid="000bace4" officeooo:paragraph-rsid="0036e646" style:font-weight-asian="bold" style:font-weight-complex="bold"/>
    </style:style>
    <style:style style:name="P231" style:family="paragraph" style:parent-style-name="Standard">
      <style:paragraph-properties fo:break-before="page"/>
      <style:text-properties fo:font-weight="normal" officeooo:rsid="010f727f" officeooo:paragraph-rsid="010e062d" style:font-weight-asian="normal" style:font-weight-complex="normal"/>
    </style:style>
    <style:style style:name="P232" style:family="paragraph" style:parent-style-name="Standard">
      <style:paragraph-properties fo:break-before="page"/>
      <style:text-properties fo:font-weight="bold" officeooo:rsid="000bace4" officeooo:paragraph-rsid="003409a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db5bd5"/>
    </style:style>
    <style:style style:name="T3" style:family="text">
      <style:text-properties officeooo:rsid="001779d0"/>
    </style:style>
    <style:style style:name="T4" style:family="text">
      <style:text-properties officeooo:rsid="001789f5"/>
    </style:style>
    <style:style style:name="T5" style:family="text">
      <style:text-properties officeooo:rsid="001fc335"/>
    </style:style>
    <style:style style:name="T6" style:family="text">
      <style:text-properties officeooo:rsid="00212b5e"/>
    </style:style>
    <style:style style:name="T7" style:family="text">
      <style:text-properties officeooo:rsid="00235eef"/>
    </style:style>
    <style:style style:name="T8" style:family="text">
      <style:text-properties officeooo:rsid="0026fb4d"/>
    </style:style>
    <style:style style:name="T9" style:family="text">
      <style:text-properties officeooo:rsid="002a893c"/>
    </style:style>
    <style:style style:name="T10" style:family="text">
      <style:text-properties officeooo:rsid="002dce6f"/>
    </style:style>
    <style:style style:name="T11" style:family="text">
      <style:text-properties officeooo:rsid="00262499"/>
    </style:style>
    <style:style style:name="T12" style:family="text">
      <style:text-properties fo:font-weight="bold" officeooo:rsid="000bace4" style:font-weight-asian="bold" style:font-weight-complex="bold"/>
    </style:style>
    <style:style style:name="T13" style:family="text">
      <style:text-properties fo:font-weight="bold" officeooo:rsid="005a4072" style:font-weight-asian="bold" style:font-weight-complex="bold"/>
    </style:style>
    <style:style style:name="T14" style:family="text">
      <style:text-properties fo:font-weight="bold" officeooo:rsid="00db5bd5" style:font-weight-asian="bold" style:font-weight-complex="bold"/>
    </style:style>
    <style:style style:name="T15" style:family="text">
      <style:text-properties fo:font-weight="bold" officeooo:rsid="0077600f" style:font-weight-asian="bold" style:font-weight-complex="bold"/>
    </style:style>
    <style:style style:name="T16" style:family="text">
      <style:text-properties fo:font-weight="bold" officeooo:rsid="010c00f1" style:font-weight-asian="bold" style:font-weight-complex="bold"/>
    </style:style>
    <style:style style:name="T17" style:family="text">
      <style:text-properties fo:font-weight="bold" officeooo:rsid="010e062d" style:font-weight-asian="bold" style:font-weight-complex="bold"/>
    </style:style>
    <style:style style:name="T18" style:family="text">
      <style:text-properties fo:font-weight="bold" officeooo:rsid="014df111" style:font-weight-asian="bold" style:font-weight-complex="bold"/>
    </style:style>
    <style:style style:name="T19" style:family="text">
      <style:text-properties fo:font-weight="bold" officeooo:rsid="015205e6" style:font-weight-asian="bold" style:font-weight-complex="bold"/>
    </style:style>
    <style:style style:name="T20" style:family="text">
      <style:text-properties fo:font-weight="bold" officeooo:rsid="015251f4" style:font-weight-asian="bold" style:font-weight-complex="bold"/>
    </style:style>
    <style:style style:name="T21" style:family="text">
      <style:text-properties officeooo:rsid="00334adf"/>
    </style:style>
    <style:style style:name="T22" style:family="text">
      <style:text-properties officeooo:rsid="003409a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a4072" style:font-weight-asian="normal" style:font-weight-complex="normal"/>
    </style:style>
    <style:style style:name="T25" style:family="text">
      <style:text-properties fo:font-weight="normal" officeooo:rsid="005c8df7" style:font-weight-asian="normal" style:font-weight-complex="normal"/>
    </style:style>
    <style:style style:name="T26" style:family="text">
      <style:text-properties fo:font-weight="normal" officeooo:rsid="005d7e24" style:font-weight-asian="normal" style:font-weight-complex="normal"/>
    </style:style>
    <style:style style:name="T27" style:family="text">
      <style:text-properties fo:font-weight="normal" officeooo:rsid="0061e291" style:font-weight-asian="normal" style:font-weight-complex="normal"/>
    </style:style>
    <style:style style:name="T28" style:family="text">
      <style:text-properties fo:font-weight="normal" officeooo:rsid="005db92e" style:font-weight-asian="normal" style:font-weight-complex="normal"/>
    </style:style>
    <style:style style:name="T29" style:family="text">
      <style:text-properties fo:font-weight="normal" officeooo:rsid="00d76906" style:font-weight-asian="normal" style:font-weight-complex="normal"/>
    </style:style>
    <style:style style:name="T30" style:family="text">
      <style:text-properties fo:font-weight="normal" officeooo:rsid="00dba9f5" style:font-weight-asian="normal" style:font-weight-complex="normal"/>
    </style:style>
    <style:style style:name="T31" style:family="text">
      <style:text-properties fo:font-weight="normal" officeooo:rsid="00dc83b8" style:font-weight-asian="normal" style:font-weight-complex="normal"/>
    </style:style>
    <style:style style:name="T32" style:family="text">
      <style:text-properties fo:font-weight="normal" officeooo:rsid="00e4fa4e" style:font-weight-asian="normal" style:font-weight-complex="normal"/>
    </style:style>
    <style:style style:name="T33" style:family="text">
      <style:text-properties fo:font-weight="normal" officeooo:rsid="00e5dda7" style:font-weight-asian="normal" style:font-weight-complex="normal"/>
    </style:style>
    <style:style style:name="T34" style:family="text">
      <style:text-properties fo:font-weight="normal" officeooo:rsid="00e7bae9" style:font-weight-asian="normal" style:font-weight-complex="normal"/>
    </style:style>
    <style:style style:name="T35" style:family="text">
      <style:text-properties fo:font-weight="normal" officeooo:rsid="00f07dba" style:font-weight-asian="normal" style:font-weight-complex="normal"/>
    </style:style>
    <style:style style:name="T36" style:family="text">
      <style:text-properties fo:font-weight="normal" officeooo:rsid="00f239ca" style:font-weight-asian="normal" style:font-weight-complex="normal"/>
    </style:style>
    <style:style style:name="T37" style:family="text">
      <style:text-properties fo:font-weight="normal" officeooo:rsid="01007f1e" style:font-weight-asian="normal" style:font-weight-complex="normal"/>
    </style:style>
    <style:style style:name="T38" style:family="text">
      <style:text-properties fo:font-weight="normal" officeooo:rsid="0100c248" style:font-weight-asian="normal" style:font-weight-complex="normal"/>
    </style:style>
    <style:style style:name="T39" style:family="text">
      <style:text-properties fo:font-weight="normal" officeooo:rsid="0101ee52" style:font-weight-asian="normal" style:font-weight-complex="normal"/>
    </style:style>
    <style:style style:name="T40" style:family="text">
      <style:text-properties fo:font-weight="normal" officeooo:rsid="0102d9aa" style:font-weight-asian="normal" style:font-weight-complex="normal"/>
    </style:style>
    <style:style style:name="T41" style:family="text">
      <style:text-properties fo:font-weight="normal" officeooo:rsid="0104d018" style:font-weight-asian="normal" style:font-weight-complex="normal"/>
    </style:style>
    <style:style style:name="T42" style:family="text">
      <style:text-properties fo:font-weight="normal" officeooo:rsid="0105e4ec" style:font-weight-asian="normal" style:font-weight-complex="normal"/>
    </style:style>
    <style:style style:name="T43" style:family="text">
      <style:text-properties fo:font-weight="normal" officeooo:rsid="010772fe" style:font-weight-asian="normal" style:font-weight-complex="normal"/>
    </style:style>
    <style:style style:name="T44" style:family="text">
      <style:text-properties fo:font-weight="normal" officeooo:rsid="0143792d" style:font-weight-asian="normal" style:font-weight-complex="normal"/>
    </style:style>
    <style:style style:name="T45" style:family="text">
      <style:text-properties fo:font-weight="normal" officeooo:rsid="01456c65" style:font-weight-asian="normal" style:font-weight-complex="normal"/>
    </style:style>
    <style:style style:name="T46" style:family="text">
      <style:text-properties officeooo:rsid="00375b75"/>
    </style:style>
    <style:style style:name="T47" style:family="text">
      <style:text-properties officeooo:rsid="0037ed35"/>
    </style:style>
    <style:style style:name="T48" style:family="text">
      <style:text-properties officeooo:rsid="003912b0"/>
    </style:style>
    <style:style style:name="T49" style:family="text">
      <style:text-properties officeooo:rsid="003a727d"/>
    </style:style>
    <style:style style:name="T50" style:family="text">
      <style:text-properties officeooo:rsid="003b49e0"/>
    </style:style>
    <style:style style:name="T51" style:family="text">
      <style:text-properties officeooo:rsid="0042d39e"/>
    </style:style>
    <style:style style:name="T52" style:family="text">
      <style:text-properties officeooo:rsid="004591b6"/>
    </style:style>
    <style:style style:name="T53" style:family="text">
      <style:text-properties officeooo:rsid="00478e3a"/>
    </style:style>
    <style:style style:name="T54" style:family="text">
      <style:text-properties officeooo:rsid="0048d75d"/>
    </style:style>
    <style:style style:name="T55" style:family="text">
      <style:text-properties officeooo:rsid="004b7696"/>
    </style:style>
    <style:style style:name="T56" style:family="text">
      <style:text-properties officeooo:rsid="004c9e69"/>
    </style:style>
    <style:style style:name="T57" style:family="text">
      <style:text-properties officeooo:rsid="004dc620"/>
    </style:style>
    <style:style style:name="T58" style:family="text">
      <style:text-properties officeooo:rsid="0050e286"/>
    </style:style>
    <style:style style:name="T59" style:family="text">
      <style:text-properties officeooo:rsid="005a4072"/>
    </style:style>
    <style:style style:name="T60" style:family="text">
      <style:text-properties officeooo:rsid="005db92e"/>
    </style:style>
    <style:style style:name="T61" style:family="text">
      <style:text-properties officeooo:rsid="005ff772"/>
    </style:style>
    <style:style style:name="T62" style:family="text">
      <style:text-properties officeooo:rsid="0061e291"/>
    </style:style>
    <style:style style:name="T63" style:family="text">
      <style:text-properties officeooo:rsid="00646bec"/>
    </style:style>
    <style:style style:name="T64" style:family="text">
      <style:text-properties officeooo:rsid="0069041b"/>
    </style:style>
    <style:style style:name="T65" style:family="text">
      <style:text-properties officeooo:rsid="006b2d8a"/>
    </style:style>
    <style:style style:name="T66" style:family="text">
      <style:text-properties officeooo:rsid="006b36e2"/>
    </style:style>
    <style:style style:name="T67" style:family="text">
      <style:text-properties officeooo:rsid="006cac04"/>
    </style:style>
    <style:style style:name="T68" style:family="text">
      <style:text-properties officeooo:rsid="006df6c2"/>
    </style:style>
    <style:style style:name="T69" style:family="text">
      <style:text-properties officeooo:rsid="006ef4f5"/>
    </style:style>
    <style:style style:name="T70" style:family="text">
      <style:text-properties officeooo:rsid="006faec8"/>
    </style:style>
    <style:style style:name="T71" style:family="text">
      <style:text-properties officeooo:rsid="00730f30"/>
    </style:style>
    <style:style style:name="T72" style:family="text">
      <style:text-properties officeooo:rsid="0080a61d"/>
    </style:style>
    <style:style style:name="T73" style:family="text">
      <style:text-properties officeooo:rsid="0080f889"/>
    </style:style>
    <style:style style:name="T74" style:family="text">
      <style:text-properties officeooo:rsid="00817d20"/>
    </style:style>
    <style:style style:name="T75" style:family="text">
      <style:text-properties officeooo:rsid="00868448"/>
    </style:style>
    <style:style style:name="T76" style:family="text">
      <style:text-properties officeooo:rsid="0087b94b"/>
    </style:style>
    <style:style style:name="T77" style:family="text">
      <style:text-properties officeooo:rsid="0088bed8"/>
    </style:style>
    <style:style style:name="T78" style:family="text">
      <style:text-properties officeooo:rsid="0089ae6b"/>
    </style:style>
    <style:style style:name="T79" style:family="text">
      <style:text-properties officeooo:rsid="008b46ca"/>
    </style:style>
    <style:style style:name="T80" style:family="text">
      <style:text-properties officeooo:rsid="008b4c02"/>
    </style:style>
    <style:style style:name="T81" style:family="text">
      <style:text-properties officeooo:rsid="008bc599"/>
    </style:style>
    <style:style style:name="T82" style:family="text">
      <style:text-properties officeooo:rsid="008f16fe"/>
    </style:style>
    <style:style style:name="T83" style:family="text">
      <style:text-properties officeooo:rsid="0090da27"/>
    </style:style>
    <style:style style:name="T84" style:family="text">
      <style:text-properties officeooo:rsid="0094acd9"/>
    </style:style>
    <style:style style:name="T85" style:family="text">
      <style:text-properties officeooo:rsid="00988c5d"/>
    </style:style>
    <style:style style:name="T86" style:family="text">
      <style:text-properties officeooo:rsid="00a034eb"/>
    </style:style>
    <style:style style:name="T87" style:family="text">
      <style:text-properties officeooo:rsid="00a66432"/>
    </style:style>
    <style:style style:name="T88" style:family="text">
      <style:text-properties officeooo:rsid="00a7b094"/>
    </style:style>
    <style:style style:name="T89" style:family="text">
      <style:text-properties officeooo:rsid="00abdf21"/>
    </style:style>
    <style:style style:name="T90" style:family="text">
      <style:text-properties officeooo:rsid="00ace282"/>
    </style:style>
    <style:style style:name="T91" style:family="text">
      <style:text-properties officeooo:rsid="00af51b4"/>
    </style:style>
    <style:style style:name="T92" style:family="text">
      <style:text-properties officeooo:rsid="00b0735f"/>
    </style:style>
    <style:style style:name="T93" style:family="text">
      <style:text-properties officeooo:rsid="00b0b4d1"/>
    </style:style>
    <style:style style:name="T94" style:family="text">
      <style:text-properties officeooo:rsid="0052d928"/>
    </style:style>
    <style:style style:name="T95" style:family="text">
      <style:text-properties officeooo:rsid="00b8b68b"/>
    </style:style>
    <style:style style:name="T96" style:family="text">
      <style:text-properties officeooo:rsid="00bafad4"/>
    </style:style>
    <style:style style:name="T97" style:family="text">
      <style:text-properties officeooo:rsid="00bb41d5"/>
    </style:style>
    <style:style style:name="T98" style:family="text">
      <style:text-properties officeooo:rsid="00beb1f6"/>
    </style:style>
    <style:style style:name="T99" style:family="text">
      <style:text-properties officeooo:rsid="005514d3"/>
    </style:style>
    <style:style style:name="T100" style:family="text">
      <style:text-properties officeooo:rsid="00c00a02"/>
    </style:style>
    <style:style style:name="T101" style:family="text">
      <style:text-properties officeooo:rsid="00c0f4ce"/>
    </style:style>
    <style:style style:name="T102" style:family="text">
      <style:text-properties officeooo:rsid="00c1c410"/>
    </style:style>
    <style:style style:name="T103" style:family="text">
      <style:text-properties officeooo:rsid="00d5747c"/>
    </style:style>
    <style:style style:name="T104" style:family="text">
      <style:text-properties officeooo:rsid="00d8f28f"/>
    </style:style>
    <style:style style:name="T105" style:family="text">
      <style:text-properties officeooo:rsid="00dcbf68"/>
    </style:style>
    <style:style style:name="T106" style:family="text">
      <style:text-properties officeooo:rsid="00de42b6"/>
    </style:style>
    <style:style style:name="T107" style:family="text">
      <style:text-properties officeooo:rsid="00df71a0"/>
    </style:style>
    <style:style style:name="T108" style:family="text">
      <style:text-properties officeooo:rsid="00e2b3d1"/>
    </style:style>
    <style:style style:name="T109" style:family="text">
      <style:text-properties officeooo:rsid="00ea0c95"/>
    </style:style>
    <style:style style:name="T110" style:family="text">
      <style:text-properties officeooo:rsid="00f239ca"/>
    </style:style>
    <style:style style:name="T111" style:family="text">
      <style:text-properties officeooo:rsid="00f4a75c"/>
    </style:style>
    <style:style style:name="T112" style:family="text">
      <style:text-properties officeooo:rsid="00f6cc6a"/>
    </style:style>
    <style:style style:name="T113" style:family="text">
      <style:text-properties officeooo:rsid="00f9498e"/>
    </style:style>
    <style:style style:name="T114" style:family="text">
      <style:text-properties officeooo:rsid="00fc47f3"/>
    </style:style>
    <style:style style:name="T115" style:family="text">
      <style:text-properties officeooo:rsid="01081d15"/>
    </style:style>
    <style:style style:name="T116" style:family="text">
      <style:text-properties officeooo:rsid="0113beaf"/>
    </style:style>
    <style:style style:name="T117" style:family="text">
      <style:text-properties officeooo:rsid="0114d4ff"/>
    </style:style>
    <style:style style:name="T118" style:family="text">
      <style:text-properties officeooo:rsid="01151035"/>
    </style:style>
    <style:style style:name="T119" style:family="text">
      <style:text-properties officeooo:rsid="0117132c"/>
    </style:style>
    <style:style style:name="T120" style:family="text">
      <style:text-properties officeooo:rsid="01182fb3"/>
    </style:style>
    <style:style style:name="T121" style:family="text">
      <style:text-properties officeooo:rsid="011a51ce"/>
    </style:style>
    <style:style style:name="T122" style:family="text">
      <style:text-properties officeooo:rsid="011c2014"/>
    </style:style>
    <style:style style:name="T123" style:family="text">
      <style:text-properties officeooo:rsid="012126fa"/>
    </style:style>
    <style:style style:name="T124" style:family="text">
      <style:text-properties officeooo:rsid="0121e8bd"/>
    </style:style>
    <style:style style:name="T125" style:family="text">
      <style:text-properties officeooo:rsid="012462b9"/>
    </style:style>
    <style:style style:name="T126" style:family="text">
      <style:text-properties officeooo:rsid="01265138"/>
    </style:style>
    <style:style style:name="T127" style:family="text">
      <style:text-properties officeooo:rsid="01283932"/>
    </style:style>
    <style:style style:name="T128" style:family="text">
      <style:text-properties officeooo:rsid="0129f7f8"/>
    </style:style>
    <style:style style:name="T129" style:family="text">
      <style:text-properties officeooo:rsid="012ab46e"/>
    </style:style>
    <style:style style:name="T130" style:family="text">
      <style:text-properties officeooo:rsid="012c2d03"/>
    </style:style>
    <style:style style:name="T131" style:family="text">
      <style:text-properties officeooo:rsid="01331b2f"/>
    </style:style>
    <style:style style:name="T132" style:family="text">
      <style:text-properties officeooo:rsid="0136e8ab"/>
    </style:style>
    <style:style style:name="T133" style:family="text">
      <style:text-properties officeooo:rsid="013c358b"/>
    </style:style>
    <style:style style:name="T134" style:family="text">
      <style:text-properties officeooo:rsid="01407fbd"/>
    </style:style>
    <style:style style:name="T135" style:family="text">
      <style:text-properties officeooo:rsid="01469735"/>
    </style:style>
    <style:style style:name="T136" style:family="text">
      <style:text-properties officeooo:rsid="014825f7"/>
    </style:style>
    <style:style style:name="T137" style:family="text">
      <style:text-properties officeooo:rsid="014ade25"/>
    </style:style>
    <style:style style:name="T138" style:family="text">
      <style:text-properties officeooo:rsid="014af3ef"/>
    </style:style>
    <style:style style:name="T139" style:family="text">
      <style:text-properties officeooo:rsid="014c0107"/>
    </style:style>
    <style:style style:name="T140" style:family="text">
      <style:text-properties officeooo:rsid="00e8a3bb"/>
    </style:style>
    <style:style style:name="T141" style:family="text">
      <style:text-properties officeooo:rsid="01502e7f"/>
    </style:style>
    <style:style style:name="T142" style:family="text">
      <style:text-properties officeooo:rsid="01561e48"/>
    </style:style>
    <style:style style:name="T143" style:family="text">
      <style:text-properties officeooo:rsid="015747ef"/>
    </style:style>
    <style:style style:name="T144" style:family="text">
      <style:text-properties officeooo:rsid="015cb816"/>
    </style:style>
    <style:style style:name="T145" style:family="text">
      <style:text-properties officeooo:rsid="0163adef"/>
    </style:style>
    <style:style style:name="T146" style:family="text">
      <style:text-properties officeooo:rsid="0169845b"/>
    </style:style>
    <style:style style:name="T147" style:family="text">
      <style:text-properties officeooo:rsid="016ba8fb"/>
    </style:style>
    <style:style style:name="T148" style:family="text">
      <style:text-properties officeooo:rsid="016eb2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[01.<text:span text:style-name="T2">00.image.png</text:span>]----</text:p>
      <text:p text:style-name="P2"/>
      <text:p text:style-name="P1">This is 2<text:span text:style-name="T1">nd</text:span> part of the video Machine Neurology 101</text:p>
      <text:p text:style-name="P1">This part of the video concerns itself with implementation</text:p>
      <text:p text:style-name="P1">Its an overview of the source code.</text:p>
      <text:p text:style-name="P1"/>
      <text:p text:style-name="P44">This is proof of concept work</text:p>
      <text:p text:style-name="P44">I did the bare minimum</text:p>
      <text:p text:style-name="P44">I didn’t worry about cleanup or security</text:p>
      <text:p text:style-name="P67">The work is unfinished per say</text:p>
      <text:p text:style-name="P44">I just wanted to see the concept <text:span text:style-name="T51">at </text:span>work</text:p>
      <text:p text:style-name="P54"><text:span text:style-name="T123">Its </text:span>a prototype of sorts.</text:p>
      <text:p text:style-name="P54"/>
      <text:p text:style-name="P54">With that in mind I understand that </text:p>
      <text:p text:style-name="P54">you would want to do you own thing</text:p>
      <text:p text:style-name="P55"/>
      <text:p text:style-name="P172">In spite of all the cutting corners</text:p>
      <text:p text:style-name="P109">Source code in general has a lot of detailed complexities.</text:p>
      <text:p text:style-name="P108">Talking about those details would make this video very long and very dry.</text:p>
      <text:p text:style-name="P108">I will talk about code from a birds eye view.</text:p>
      <text:p text:style-name="P108">You always have the option to pause the video and examine code more closely.</text:p>
      <text:p text:style-name="P3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-[0<text:span text:style-name="T3">2</text:span>.<text:span text:style-name="T2">00.image.png</text:span>]----</text:p>
      <text:p text:style-name="P33"/>
      <text:p text:style-name="P37"><text:span text:style-name="T21">This</text:span> is the listing of the source code. </text:p>
      <text:p text:style-name="P108">It has <text:s/>10 source files</text:p>
      <text:p text:style-name="P110">About 29 KiloBytes <text:span text:style-name="T124">net</text:span> in size</text:p>
      <text:p text:style-name="P110">Its a small project.</text:p>
      <text:p text:style-name="P110"/>
      <text:p text:style-name="P57">The only dependency is SDL 2</text:p>
      <text:p text:style-name="P57"><text:span text:style-name="T46">I need SDL </text:span>to access the screen and mouse input</text:p>
      <text:p text:style-name="P42"/>
      <text:p text:style-name="P3">---[0<text:span text:style-name="T3">2</text:span>.<text:span text:style-name="T2">01.image.png</text:span>]----</text:p>
      <text:p text:style-name="P37"/>
      <text:p text:style-name="P37"><text:span text:style-name="T22">This is the source code for the </text:span>Button Module</text:p>
      <text:p text:style-name="P110">2 files about 7 kilobytes in size</text:p>
      <text:p text:style-name="P37"/>
      <text:p text:style-name="P3">---[0<text:span text:style-name="T3">2</text:span>.<text:span text:style-name="T2">02.image.png</text:span>]----</text:p>
      <text:p text:style-name="P37"/>
      <text:p text:style-name="P39"><text:span text:style-name="T22">This is the source code for the </text:span>Counter Module</text:p>
      <text:p text:style-name="P110">2 files about 3 kilobytes in size</text:p>
      <text:p text:style-name="P37"/>
      <text:p text:style-name="P3">---[0<text:span text:style-name="T3">2</text:span>.<text:span text:style-name="T2">03.image.png</text:span>]----</text:p>
      <text:p text:style-name="P37"/>
      <text:p text:style-name="P56">This is the font I used for the <text:span text:style-name="T47">text in </text:span>button label and <text:span text:style-name="T48">the </text:span>counter</text:p>
      <text:p text:style-name="P4"/>
      <text:p text:style-name="P3">---[0<text:span text:style-name="T3">2</text:span>.<text:span text:style-name="T2">04.image.png</text:span>]----</text:p>
      <text:p text:style-name="P37"/>
      <text:p text:style-name="P56">This script compiles it all, sorry I didn’t use a Makefile</text:p>
      <text:p text:style-name="P4">---[0<text:span text:style-name="T3">2</text:span>.<text:span text:style-name="T2">05.image.png</text:span>]----</text:p>
      <text:p text:style-name="P39"/>
      <text:p text:style-name="P58">These are the background images for the button</text:p>
      <text:p text:style-name="P58"/>
      <text:p text:style-name="P5">---[0<text:span text:style-name="T3">2</text:span>.<text:span text:style-name="T2">06.image.png</text:span>]----</text:p>
      <text:p text:style-name="P40"/>
      <text:p text:style-name="P58">These are the main files for each of the three cases.</text:p>
      <text:p text:style-name="P58">Case 1: is one-to-one binding</text:p>
      <text:p text:style-name="P58">Case 2: many-to-one binding</text:p>
      <text:p text:style-name="P58">Case 3: one-to-many binding</text:p>
      <text:p text:style-name="P110"/>
      <text:p text:style-name="P110">each main file is less then 4 kilobytes</text:p>
      <text:p text:style-name="P110"/>
      <text:p text:style-name="P5">---[0<text:span text:style-name="T3">2</text:span>.<text:span text:style-name="T2">07.image.png</text:span>]----</text:p>
      <text:p text:style-name="P40"/>
      <text:p text:style-name="P58">oTypes stands for object types as in types of objects.</text:p>
      <text:p text:style-name="P58">I was making provisions to be able to do runtime type checking</text:p>
      <text:p text:style-name="P58"><text:span text:style-name="T52">Here are </text:span>some global constants to identify specific object types.</text:p>
      <text:p text:style-name="P111">Not a file of <text:span text:style-name="T125">much </text:span>concern</text:p>
      <text:p text:style-name="P6"/>
      <text:p text:style-name="P6"/>
      <text:p text:style-name="P6"/>
      <text:p text:style-name="P6"><text:soft-page-break/>---[0<text:span text:style-name="T3">2</text:span>.<text:span text:style-name="T2">08.image.png</text:span>]----</text:p>
      <text:p text:style-name="P41"/>
      <text:p text:style-name="P59">These <text:span text:style-name="T142">files</text:span> all the common code for modules in general</text:p>
      <text:p text:style-name="P111">2 files less then 8 kilobytes</text:p>
      <text:p text:style-name="P111"/>
      <text:p text:style-name="P112">I don’t recommend to go thru the source code </text:p>
      <text:p text:style-name="P112">unless you are looking for a specific how to do something.</text:p>
      <text:p text:style-name="P113"/>
      <text:p text:style-name="P113">I recommend just to watch and listen to the video</text:p>
      <text:p text:style-name="P113">and do your own thing</text:p>
      <text:p text:style-name="P5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2">---[0<text:span text:style-name="T4">3</text:span>.<text:span text:style-name="T2">00.image.png</text:span>]----</text:p>
      <text:p text:style-name="P33"/>
      <text:p text:style-name="P60"><text:span text:style-name="T143">Before moving onto code, </text:span>let me describe <text:span text:style-name="T49">end-points</text:span></text:p>
      <text:p text:style-name="P114"/>
      <text:p text:style-name="P64">On the left; </text:p>
      <text:p text:style-name="P64">the tentacle coming out of the digital neuron is a transmitter</text:p>
      <text:p text:style-name="P62">On the right is the receiver.</text:p>
      <text:p text:style-name="P62"/>
      <text:p text:style-name="P62">They are both called end-points.</text:p>
      <text:p text:style-name="P63"><text:span text:style-name="T52">These end-points need to be </text:span>uniquely identified </text:p>
      <text:p text:style-name="P63"><text:span text:style-name="T52">hence they </text:span>have names.</text:p>
      <text:p text:style-name="P29"/>
      <text:p text:style-name="P7">---[0<text:span text:style-name="T4">3</text:span>.<text:span text:style-name="T2">01.image.png</text:span>]----</text:p>
      <text:p text:style-name="P34"/>
      <text:p text:style-name="P65">Let these two neurons represents the modules in my project.</text:p>
      <text:p text:style-name="P65">On the left is the button</text:p>
      <text:p text:style-name="P65">On the right is the counter</text:p>
      <text:p text:style-name="P60"><text:span text:style-name="T50">On this project </text:span>I prefix<text:span text:style-name="T50">ed</text:span> my transmitters with TX and my receivers with RX</text:p>
      <text:p text:style-name="P65">The button neuron sends a pulse every time its pressed</text:p>
      <text:p text:style-name="P65">I called th<text:span text:style-name="T72">e</text:span> transmitter <text:span text:style-name="T5">“TX-onclick”</text:span></text:p>
      <text:p text:style-name="P65">The counter neuron increments <text:span text:style-name="T73">every time it receives the pulse</text:span></text:p>
      <text:p text:style-name="P65">I called th<text:span text:style-name="T74">e</text:span> receptor <text:span text:style-name="T5">“RX-counter-trigger” </text:span></text:p>
      <text:p text:style-name="P65"/>
      <text:p text:style-name="P8">---[0<text:span text:style-name="T4">3</text:span>.<text:span text:style-name="T2">02.image.png</text:span>]----</text:p>
      <text:p text:style-name="P35"/>
      <text:p text:style-name="P61">The data-type from the transmission point must match the data-type <text:span text:style-name="T6">of</text:span> the reception point.</text:p>
      <text:p text:style-name="P45">In this case the data-type between them is a pulse which is the simplest data-type between endpoints.</text:p>
      <text:p text:style-name="P45"/>
      <text:p text:style-name="P9">---[0<text:span text:style-name="T4">3</text:span>.<text:span text:style-name="T2">03.image.png</text:span>]----</text:p>
      <text:p text:style-name="P36"/>
      <text:p text:style-name="P66">An official binding between a transmitter and a receiver is called a wire. Each wire also <text:span text:style-name="T8">needs</text:span> to be uniquely identifiable. <text:span text:style-name="T7">There is a data structure called a junction box that maintains these wires. It keeps a listing of all the bindings. </text:span></text:p>
      <text:p text:style-name="P66"/>
      <text:p text:style-name="P227">---[0<text:span text:style-name="T4">3</text:span>.<text:span text:style-name="T2">04.image.png</text:span>]----</text:p>
      <text:p text:style-name="P222"/>
      <text:p text:style-name="P223">lets call the actual communication <text:span text:style-name="T148">a synapse.</text:span></text:p>
      <text:p text:style-name="P223">The act of sending information between the two endpoints <text:span text:style-name="T148">is hereby a</text:span> synapse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---[0<text:span text:style-name="T54">4</text:span>.<text:span text:style-name="T2">00.image.png</text:span>]----</text:p>
      <text:p text:style-name="P48"/>
      <text:p text:style-name="P48">There is a function <text:span text:style-name="T53">called </text:span>BindWire() that binds two endpoints into a wire.</text:p>
      <text:p text:style-name="P46"/>
      <text:p text:style-name="P51">In the file main1.c line <text:span text:style-name="T75">71 you can see it in use</text:span></text:p>
      <text:p text:style-name="P46">BindWire(jbox, btn_instance, "TX-onclick", cnt_instance, "RX-counter-trigger");</text:p>
      <text:p text:style-name="P46"/>
      <text:p text:style-name="P46">where jbox is the junctionbox</text:p>
      <text:p text:style-name="P46">btn_instance is the button instance</text:p>
      <text:p text:style-name="P51">“TX-onclick” is the name transmission point </text:p>
      <text:p text:style-name="P46">ctn_instance is the counter instance</text:p>
      <text:p text:style-name="P47">"RX-counter-trigger" <text:span text:style-name="T10">is the name of the reception point</text:span></text:p>
      <text:p text:style-name="P47"/>
      <text:p text:style-name="P10">---[0<text:span text:style-name="T54">4</text:span>.<text:span text:style-name="T2">01.image.png</text:span>]----</text:p>
      <text:p text:style-name="P52"/>
      <text:p text:style-name="P52"><text:span text:style-name="T54">On part 1 of the </text:span>video. </text:p>
      <text:p text:style-name="P81">I went over the parts of speech </text:p>
      <text:p text:style-name="P68">And the sentence structured looked something like this <text:span text:style-name="T76">one</text:span></text:p>
      <text:p text:style-name="P49">response = <text:span text:style-name="T54">ctn_instance→TriggerUp(void);</text:span></text:p>
      <text:p text:style-name="P68"/>
      <text:p text:style-name="P115">Let me <text:span text:style-name="T126">quickly</text:span> go over it.</text:p>
      <text:p text:style-name="P68">this statement would be spoken by the button module</text:p>
      <text:p text:style-name="P68">the counter is the listener</text:p>
      <text:p text:style-name="P68">TriggerUp is the request</text:p>
      <text:p text:style-name="P68"><text:span text:style-name="T77">void is the </text:span>subject. <text:span text:style-name="T78">Yes a</text:span> pulse is void as a data-type. <text:span text:style-name="T79">The simplest data-type is no data </text:span></text:p>
      <text:p text:style-name="P68"><text:span text:style-name="T127">just </text:span>the act of <text:span text:style-name="T81">making </text:span>contact <text:span text:style-name="T80">is what a pulse represents</text:span></text:p>
      <text:p text:style-name="P115">There is a destination for a response event thou the counter modules never returns any data.</text:p>
      <text:p text:style-name="P163">I have put a lot emphasis on this statement</text:p>
      <text:p text:style-name="P116"><text:span text:style-name="T129">Yet it </text:span>does <text:span text:style-name="T128">not </text:span>exist in this project.</text:p>
      <text:p text:style-name="P50"><text:span text:style-name="T54">This statement is purely</text:span> hypothetical. </text:p>
      <text:p text:style-name="P68"><text:span text:style-name="T82">Its no where to be found </text:span>in the source code. </text:p>
      <text:p text:style-name="P68">There is a reason why.</text:p>
      <text:p text:style-name="P68">Its too explicit.</text:p>
      <text:p text:style-name="P68">In this statement the button knows that the counter is the listener.</text:p>
      <text:p text:style-name="P68"><text:span text:style-name="T83">and</text:span> that is not possible until after binding.</text:p>
      <text:p text:style-name="P69"/>
      <text:p text:style-name="P69">This statement is explicit.</text:p>
      <text:p text:style-name="P69">The button needs to know the counter is the listener at compile time.</text:p>
      <text:p text:style-name="P69">We don’t want that. We want flexibility.</text:p>
      <text:p text:style-name="P69">The button module is designed to be flexible</text:p>
      <text:p text:style-name="P69"><text:span text:style-name="T85">T</text:span>he button is willing to speak to anyone <text:span text:style-name="T84">not just the counter.</text:span></text:p>
      <text:p text:style-name="P4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---[0<text:span text:style-name="T54">4</text:span>.<text:span text:style-name="T2">02.image.png</text:span>]----</text:p>
      <text:p text:style-name="P53"/>
      <text:p text:style-name="P72"><text:span text:style-name="T56">What we want in our case is </text:span>BindWire().</text:p>
      <text:p text:style-name="P117">BindWire binds together a transmitter with a receiver.</text:p>
      <text:p text:style-name="P119">In a sense <text:span text:style-name="T86">the </text:span>BindWire <text:span text:style-name="T86">statement </text:span>is the implicit version of the statement below it.</text:p>
      <text:p text:style-name="P118"/>
      <text:p text:style-name="P12">---[0<text:span text:style-name="T54">4</text:span>.<text:span text:style-name="T2">03.image.png</text:span>]----</text:p>
      <text:p text:style-name="P121"/>
      <text:p text:style-name="P121">In our case the button will send pulses in the blind.</text:p>
      <text:p text:style-name="P121">The button really doesn’t care what the listener does with the pulse.</text:p>
      <text:p text:style-name="P121"><text:span text:style-name="T87">Never-the-less</text:span> after the button’s transmitter <text:span text:style-name="T88">i</text:span>s bound to the counter’s receiver</text:p>
      <text:p text:style-name="P82"><text:span text:style-name="T130">When button sends a pulse a </text:span>request <text:span text:style-name="T130">is made to the counter to increment</text:span>. </text:p>
      <text:p text:style-name="P120"/>
      <text:p text:style-name="P13">---[0<text:span text:style-name="T54">4</text:span>.<text:span text:style-name="T2">04.image.png</text:span>]----</text:p>
      <text:p text:style-name="P70">This right here is the listener. </text:p>
      <text:p text:style-name="P70"/>
      <text:p text:style-name="P13">---[0<text:span text:style-name="T54">4</text:span>.<text:span text:style-name="T2">05.image.png</text:span>]----</text:p>
      <text:p text:style-name="P70"/>
      <text:p text:style-name="P70">This right here is the speaker. </text:p>
      <text:p text:style-name="P70"/>
      <text:p text:style-name="P71"><text:span text:style-name="T55">Metaphorically speaking </text:span>BindWire() <text:span text:style-name="T9">is management, </text:span></text:p>
      <text:p text:style-name="P74">the junction box is management’s record book. </text:p>
      <text:p text:style-name="P74"/>
      <text:p text:style-name="P123">The subject and response are not supplied here <text:span text:style-name="T90">either </text:span>because its understood by both parties</text:p>
      <text:p text:style-name="P122">that it will be supplied at run time. </text:p>
      <text:p text:style-name="P122"/>
      <text:p text:style-name="P158">To sum it up the request, the subject and the response are all implied.</text:p>
      <text:p text:style-name="P73"><text:span text:style-name="T89">T</text:span>he BindWire statement implicitly describes communication between <text:span text:style-name="T57">the </text:span>two end-points.</text:p>
      <text:p text:style-name="P3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---[0<text:span text:style-name="T55">5</text:span>.<text:span text:style-name="T2">00.image.png</text:span>]----</text:p>
      <text:p text:style-name="P70"/>
      <text:p text:style-name="P75">The typical lifecycle of a program that uses modules</text:p>
      <text:p text:style-name="P30"/>
      <text:p text:style-name="P24">---[0<text:span text:style-name="T55">5</text:span>.<text:span text:style-name="T2">01.image.png</text:span>]----</text:p>
      <text:p text:style-name="P76"/>
      <text:p text:style-name="P76">first I take care of initializing the dependencies. </text:p>
      <text:p text:style-name="P75">On this project I use SDL 2, hence I take care of that <text:span text:style-name="T64">1st</text:span>.</text:p>
      <text:p text:style-name="P24"/>
      <text:p text:style-name="P24">---[0<text:span text:style-name="T55">5</text:span>.<text:span text:style-name="T2">02.image.png</text:span>]----</text:p>
      <text:p text:style-name="P24"/>
      <text:p text:style-name="P76">The modules are runtime shared libraries</text:p>
      <text:p text:style-name="P75">In linux you would use dlopen() to load them</text:p>
      <text:p text:style-name="P76"><text:span text:style-name="T91">You would use dlsym t</text:span>o access the functions and variables </text:p>
      <text:p text:style-name="P76"/>
      <text:p text:style-name="P24">---[0<text:span text:style-name="T55">5</text:span>.<text:span text:style-name="T2">03.image.png</text:span>]----</text:p>
      <text:p text:style-name="P24"/>
      <text:p text:style-name="P78">I made it a requirement that <text:span text:style-name="T92">all </text:span>modules should</text:p>
      <text:p text:style-name="P77">provide two functions</text:p>
      <text:p text:style-name="P77">InitializeModule() and</text:p>
      <text:p text:style-name="P77">CreateInstance()</text:p>
      <text:p text:style-name="P77"/>
      <text:p text:style-name="P77">The function InitializeModule() allows <text:span text:style-name="T93">the module</text:span> to perform any preliminary arrangements.</text:p>
      <text:p text:style-name="P77">For example reading a configuration file or load any commonly used resources.</text:p>
      <text:p text:style-name="P77"/>
      <text:p text:style-name="P77">CreateInstance() creates <text:span text:style-name="T58">live</text:span> instance<text:span text:style-name="T58">s</text:span> of a module.</text:p>
      <text:p text:style-name="P77"/>
      <text:p text:style-name="P24">---[0<text:span text:style-name="T55">5</text:span>.<text:span text:style-name="T2">04.image.png</text:span>]----</text:p>
      <text:p text:style-name="P24"/>
      <text:p text:style-name="P107">Once the modules are loaded you use BindWire() to bind end-points.</text:p>
      <text:p text:style-name="P107"/>
      <text:p text:style-name="P24">---[0<text:span text:style-name="T55">5</text:span>.<text:span text:style-name="T2">05.image.png</text:span>]----</text:p>
      <text:p text:style-name="P24"/>
      <text:p text:style-name="P80">Every instance contains a function called Startup()</text:p>
      <text:p text:style-name="P79">This function is to allow the instance get itself ready</text:p>
      <text:p text:style-name="P79">for example if the instance is involved in GUI</text:p>
      <text:p text:style-name="P79">This function allows it to get some of its dimensions correct. Like length, width and position.</text:p>
      <text:p text:style-name="P79"/>
      <text:p text:style-name="P24">---[0<text:span text:style-name="T55">5</text:span>.<text:span text:style-name="T2">06.image.png</text:span>]----</text:p>
      <text:p text:style-name="P24"/>
      <text:p text:style-name="P124">When everything is ready, the program enters the event loop. </text:p>
      <text:p text:style-name="P125">The event loop is where all the work is performed</text:p>
      <text:p text:style-name="P125"/>
      <text:p text:style-name="P24">---[0<text:span text:style-name="T55">5</text:span>.<text:span text:style-name="T2">07.image.png</text:span>]----</text:p>
      <text:p text:style-name="P125"/>
      <text:p text:style-name="P125">When the program is ready to exit </text:p>
      <text:p text:style-name="P126">it quits <text:span text:style-name="T94">the event-loop </text:span></text:p>
      <text:p text:style-name="P126">to commence <text:span text:style-name="T94">the shutdown procedure.</text:span></text:p>
      <text:p text:style-name="P14"/>
      <text:p text:style-name="P14"><text:soft-page-break/>---[0<text:span text:style-name="T55">5</text:span>.<text:span text:style-name="T2">10.image.png</text:span>]----</text:p>
      <text:p text:style-name="P83"/>
      <text:p text:style-name="P83">The main files of the source code pretty much reflect the lifecycle that I just went thru.</text:p>
      <text:p text:style-name="P83"><text:span text:style-name="T65">We are now looking at the source file </text:span>main1.c</text:p>
      <text:p text:style-name="P127"><text:span text:style-name="T131">note: </text:span>you can always pause the video if you need to study the details.</text:p>
      <text:p text:style-name="P25">---[0<text:span text:style-name="T55">5</text:span>.<text:span text:style-name="T66">11.image.png</text:span>]----</text:p>
      <text:p text:style-name="P25"/>
      <text:p text:style-name="P84">The first thing I do </text:p>
      <text:p text:style-name="P84">is take care of initializing SDL 2. </text:p>
      <text:p text:style-name="P173">I use SDL to access the display, </text:p>
      <text:p text:style-name="P173">render the bitmaps, </text:p>
      <text:p text:style-name="P173">draw text and obtain mouse input.</text:p>
      <text:p text:style-name="P83"/>
      <text:p text:style-name="P15">---[0<text:span text:style-name="T55">5</text:span>.<text:span text:style-name="T67">12.image.png</text:span>]----</text:p>
      <text:p text:style-name="P15"/>
      <text:p text:style-name="P85"><text:span text:style-name="T67">N</text:span>ext <text:span text:style-name="T67">I load the modules. </text:span></text:p>
      <text:p text:style-name="P85"><text:span text:style-name="T67">They are actually shared libraries hence I use </text:span>dlopen() </text:p>
      <text:p text:style-name="P43"/>
      <text:p text:style-name="P15">---[0<text:span text:style-name="T55">5</text:span>.<text:span text:style-name="T2">13.image.png</text:span>]----</text:p>
      <text:p text:style-name="P15"/>
      <text:p text:style-name="P86">Here I <text:span text:style-name="T101">use </text:span>dlsym() to retrieve the function InitializeModule()</text:p>
      <text:p text:style-name="P86">Which I use to initialize the module().</text:p>
      <text:p text:style-name="P86">I do it for <text:span text:style-name="T95">both</text:span> module<text:span text:style-name="T95">s</text:span>.</text:p>
      <text:p text:style-name="P86"/>
      <text:p text:style-name="P87">InitializeModule() creates a tModule object </text:p>
      <text:p text:style-name="P87">which holds common resources needed by </text:p>
      <text:p text:style-name="P87">that specific module. </text:p>
      <text:p text:style-name="P87">For example. </text:p>
      <text:p text:style-name="P87">The button uses bitmaps for its background. </text:p>
      <text:p text:style-name="P87">Those bitmaps are stored here.</text:p>
      <text:p text:style-name="P86"/>
      <text:p text:style-name="P16">---[0<text:span text:style-name="T55">5</text:span>.<text:span text:style-name="T68">14.image.png</text:span>]----</text:p>
      <text:p text:style-name="P16"/>
      <text:p text:style-name="P88">After <text:span text:style-name="T96">a</text:span> module <text:span text:style-name="T96">is</text:span> initialized </text:p>
      <text:p text:style-name="P88"><text:span text:style-name="T96">you</text:span> <text:span text:style-name="T96">can spawn</text:span> instances <text:span text:style-name="T97">from it</text:span></text:p>
      <text:p text:style-name="P88"><text:span text:style-name="T97">To do that </text:span>I use dlsym() </text:p>
      <text:p text:style-name="P88">to retrieve the function CreateInstance() <text:span text:style-name="T98">from the shared library</text:span></text:p>
      <text:p text:style-name="P133"><text:span text:style-name="T99">CreateInstance()</text:span> is the function in charge of spawning new instance<text:span text:style-name="T132">s</text:span></text:p>
      <text:p text:style-name="P128"/>
      <text:p text:style-name="P129">The tModule object <text:span text:style-name="T102">returned by InitializeModule</text:span></text:p>
      <text:p text:style-name="P130">is also the master object </text:p>
      <text:p text:style-name="P130">that <text:span text:style-name="T100">can be used to </text:span>manage all instances spawned from it.</text:p>
      <text:p text:style-name="P131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---[0<text:span text:style-name="T55">5</text:span>.<text:span text:style-name="T69">15.image.png</text:span>]----</text:p>
      <text:p text:style-name="P17"/>
      <text:p text:style-name="P89">I program in a kind of object oriented C </text:p>
      <text:p text:style-name="P89">which is not as pretty as JAVA or CPP but it works.</text:p>
      <text:p text:style-name="P164">If you pay attention to line 59 </text:p>
      <text:p text:style-name="P164">CreateInstance() returns a tModuleInstance object.</text:p>
      <text:p text:style-name="P164">If you go to line 61 </text:p>
      <text:p text:style-name="P164">you can see its casted as a tButton object.</text:p>
      <text:p text:style-name="P164">And I do that to access the SetLabel method </text:p>
      <text:p text:style-name="P164">to set the button text.</text:p>
      <text:p text:style-name="P132"/>
      <text:p text:style-name="P18">---[0<text:span text:style-name="T55">5</text:span>.<text:span text:style-name="T70">16.image.png</text:span>]----</text:p>
      <text:p text:style-name="P199"/>
      <text:p text:style-name="P200">Anyways, once the objects have been initialized. </text:p>
      <text:p text:style-name="P200">I bind the end-points.</text:p>
      <text:p text:style-name="P191">I only have one pair of end-points to bind.</text:p>
      <text:p text:style-name="P185">I bind TX-onclick to RX-counter-trigger.</text:p>
      <text:p text:style-name="P185"/>
      <text:p text:style-name="P18">---[0<text:span text:style-name="T55">5</text:span>.<text:span text:style-name="T70">17.image.png</text:span>]----</text:p>
      <text:p text:style-name="P18"/>
      <text:p text:style-name="P201">The binder program <text:span text:style-name="T133">itself </text:span>also needs to communicate with the modules. </text:p>
      <text:p text:style-name="P208">I was soo concerned about modules communicating with each other </text:p>
      <text:p text:style-name="P208">I didn’t think that the program that sets them up might also want to communicate with them.</text:p>
      <text:p text:style-name="P201"/>
      <text:p text:style-name="P203">The button module needed mouse input and also be told when to draw itself. </text:p>
      <text:p text:style-name="P203">In the future there should be some mechanism </text:p>
      <text:p text:style-name="P203">for the binder program to formally bind itself with modules. </text:p>
      <text:p text:style-name="P203">What I ended up doing was to obtain direct access to the WireHandlers.</text:p>
      <text:p text:style-name="P192"/>
      <text:p text:style-name="P193">As you can see on top </text:p>
      <text:p text:style-name="P193">I obtained the wirehandlers and used them below in the event-loop.</text:p>
      <text:p text:style-name="P202">The WireHandlers are the function handlers of the receivers. </text:p>
      <text:p text:style-name="P209">Accessing these handlers directly is not a healthy habit </text:p>
      <text:p text:style-name="P209">but it works for now.</text:p>
      <text:p text:style-name="P186"/>
      <text:p text:style-name="P19">---[0<text:span text:style-name="T55">5</text:span>.<text:span text:style-name="T70">18.image.png</text:span>]----</text:p>
      <text:p text:style-name="P187"/>
      <text:p text:style-name="P187">here I call the Startup function to prep the modules to be on-the-ready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---[0<text:span text:style-name="T55">5</text:span>.<text:span text:style-name="T70">19.image.png</text:span>]----</text:p>
      <text:p text:style-name="P90"/>
      <text:p text:style-name="P90">Next I enter the event-loop where all work is performed.</text:p>
      <text:p text:style-name="P134">Two nested while loops. </text:p>
      <text:p text:style-name="P134">The outer loop keeps the program running.</text:p>
      <text:p text:style-name="P134">Exiting this loop means exiting the program</text:p>
      <text:p text:style-name="P134">The inner loop consumes all the events from SDL.</text:p>
      <text:p text:style-name="P134"><text:span text:style-name="T134">T</text:span>he events are <text:span text:style-name="T134">then </text:span>fowarded to the Button Module thru the function ButtonEventHandler()</text:p>
      <text:p text:style-name="P134">After all the events are processes the button is informed it can update itself on the display.</text:p>
      <text:p text:style-name="P187"/>
      <text:p text:style-name="P19">---[0<text:span text:style-name="T55">5</text:span>.<text:span text:style-name="T70">20.image.png</text:span>]----</text:p>
      <text:p text:style-name="P135"/>
      <text:p text:style-name="P135">This would be the end of the program.</text:p>
      <text:p text:style-name="P91"><text:span text:style-name="T144">I did say</text:span> proof-of-concept work </text:p>
      <text:p text:style-name="P91">and that I did the bare minimum. </text:p>
      <text:p text:style-name="P91">Well as you can see I didn’t <text:span text:style-name="T103">do a proper shutdown.</text:span></text:p>
      <text:p text:style-name="P91">In fact the only way you can exit the programs is to use Ctrl-C</text:p>
      <text:p text:style-name="P90"/>
      <text:p text:style-name="P90"/>
      <text:p text:style-name="P90"/>
      <text:p text:style-name="P9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---[0<text:span text:style-name="T59">6</text:span>.<text:span text:style-name="T2">00.image.png</text:span>]----</text:p>
      <text:p text:style-name="P103"/>
      <text:p text:style-name="P103">Tracing a pulse synapse</text:p>
      <text:p text:style-name="P103"/>
      <text:p text:style-name="P213"><text:span text:style-name="T24">I </text:span><text:span text:style-name="T23">will now trace a synapse. </text:span><text:span text:style-name="T29">I will t</text:span><text:span text:style-name="T25">race the code f</text:span><text:span text:style-name="T23">rom the click of the button to the increment of the counter.</text:span></text:p>
      <text:p text:style-name="P214"/>
      <text:p text:style-name="P31">---[0<text:span text:style-name="T59">6</text:span>.<text:span text:style-name="T2">00a.image.png</text:span>]----</text:p>
      <text:p text:style-name="P215"/>
      <text:p text:style-name="P217">I go fast thru the details, </text:p>
      <text:p text:style-name="P217"><text:span text:style-name="T147">so </text:span>its best to keep the following in mind. </text:p>
      <text:p text:style-name="P217">In code </text:p>
      <text:p text:style-name="P217">a synapse </text:p>
      <text:p text:style-name="P217">is nothing more </text:p>
      <text:p text:style-name="P217">then the speaker </text:p>
      <text:p text:style-name="P217">calling a function </text:p>
      <text:p text:style-name="P217">provided by the listener.</text:p>
      <text:p text:style-name="P218"/>
      <text:p text:style-name="P31">---[0<text:span text:style-name="T59">6</text:span>.<text:span text:style-name="T2">00b.image.png</text:span>]----</text:p>
      <text:p text:style-name="P215"/>
      <text:p text:style-name="P219">This is why I emphasized this statement. </text:p>
      <text:p text:style-name="P219">Because essentially this is all a synapse really is. </text:p>
      <text:p text:style-name="P220">Its just a function call.</text:p>
      <text:p text:style-name="P32"/>
      <text:p text:style-name="P32">---[0<text:span text:style-name="T59">6</text:span>.<text:span text:style-name="T2">00c.image.png</text:span>]----</text:p>
      <text:p text:style-name="P216"/>
      <text:p text:style-name="P175">When I go thru the code </text:p>
      <text:p text:style-name="P175">I will <text:span text:style-name="T145">start with the main file. </text:span></text:p>
      <text:p text:style-name="P221">Then proceed to talk about code in the button module </text:p>
      <text:p text:style-name="P221">and last I will talk about code in the counter module. </text:p>
      <text:p text:style-name="P176">In between here and there </text:p>
      <text:p text:style-name="P176">I will talk about some of the data structures involved.</text:p>
      <text:p text:style-name="P177">It does jump around rather quickly</text:p>
      <text:p text:style-name="P177">so its best to keep <text:span text:style-name="T146">this</text:span> summary in mind.</text:p>
      <text:p text:style-name="P216"/>
      <text:p text:style-name="P21">---[0<text:span text:style-name="T59">6</text:span>.<text:span text:style-name="T2">01.image.png</text:span>]----</text:p>
      <text:p text:style-name="P105"/>
      <text:p text:style-name="P188"><text:span text:style-name="T24">w</text:span><text:span text:style-name="T23">e start in file main1.c</text:span></text:p>
      <text:p text:style-name="P136">Right here <text:span text:style-name="T104">is </text:span>the event loop </text:p>
      <text:p text:style-name="P106">SDL is <text:span text:style-name="T104">obtains</text:span> the mouse input from the system. </text:p>
      <text:p text:style-name="P106">We take <text:span text:style-name="T71">that input </text:span>from SDL as events using SDL_PollEvent. </text:p>
      <text:p text:style-name="P151">Thats line 88</text:p>
      <text:p text:style-name="P106">Then we forward them over to the button <text:span text:style-name="T104">using the function ButtonEventHandler()</text:span></text:p>
      <text:p text:style-name="P151">thats line 90</text:p>
      <text:p text:style-name="P165">We need to find out more about this function <text:span text:style-name="T104">ButtonEventHandler()</text:span></text:p>
      <text:p text:style-name="P165"/>
      <text:p text:style-name="P165"/>
      <text:p text:style-name="P165"/>
      <text:p text:style-name="P165"/>
      <text:p text:style-name="P21"><text:soft-page-break/>---[0<text:span text:style-name="T59">6</text:span>.<text:span text:style-name="T2">02.image.png</text:span>]----</text:p>
      <text:p text:style-name="P137"/>
      <text:p text:style-name="P137">Lets look at the file ButtonModule.c</text:p>
      <text:p text:style-name="P195"><text:span text:style-name="T23">Th</text:span><text:span text:style-name="T37">ese</text:span><text:span text:style-name="T23"> structure</text:span><text:span text:style-name="T37">s</text:span><text:span text:style-name="T23"> </text:span><text:span text:style-name="T37">here</text:span><text:span text:style-name="T23"> </text:span><text:span text:style-name="T37">are</text:span><text:span text:style-name="T32"> call</text:span><text:span text:style-name="T33">ed</text:span><text:span text:style-name="T32"> the endpoint descriptor table</text:span><text:span text:style-name="T38">s</text:span><text:span text:style-name="T32"> for the button module</text:span></text:p>
      <text:p text:style-name="P197"><text:span text:style-name="T32">I</text:span><text:span text:style-name="T23">f you hit pause now </text:span></text:p>
      <text:p text:style-name="P197"><text:span text:style-name="T23">you might be able to decipher that </text:span><text:span text:style-name="T39">the button</text:span><text:span text:style-name="T23"> has a total of 3 endpoints.</text:span></text:p>
      <text:p text:style-name="P159">Two receivers and one transmitter.</text:p>
      <text:p text:style-name="P196"><text:span text:style-name="T34">Anyways </text:span><text:span text:style-name="T40">on line 12 you can see </text:span><text:span text:style-name="T32">where </text:span><text:span text:style-name="T23">the string “RX-event-handler” </text:span></text:p>
      <text:p text:style-name="P196"><text:span text:style-name="T32">is associated </text:span><text:span text:style-name="T41">with </text:span><text:span text:style-name="T23">the function DefaultEventHandler()</text:span></text:p>
      <text:p text:style-name="P137"/>
      <text:p text:style-name="P26">---[0<text:span text:style-name="T59">6</text:span>.<text:span text:style-name="T2">01.image.png</text:span>]----</text:p>
      <text:p text:style-name="P104"/>
      <text:p text:style-name="P194"><text:span text:style-name="T24">T</text:span><text:span text:style-name="T23">he function ButtonEventHandler() here is just an alias to the function</text:span></text:p>
      <text:p text:style-name="P26"/>
      <text:p text:style-name="P26">---[0<text:span text:style-name="T59">6</text:span>.<text:span text:style-name="T2">02.image.png</text:span>]----</text:p>
      <text:p text:style-name="P26"/>
      <text:p text:style-name="P194"><text:span text:style-name="T24">DefaultEventHandler() </text:span><text:span text:style-name="T23">here.</text:span></text:p>
      <text:p text:style-name="P137">They are both the same exact function, they just have different names.</text:p>
      <text:p text:style-name="P26"/>
      <text:p text:style-name="P26">---[0<text:span text:style-name="T59">6</text:span>.<text:span text:style-name="T2">01.image.png</text:span>]----</text:p>
      <text:p text:style-name="P26"/>
      <text:p text:style-name="P194"><text:span text:style-name="T24">B</text:span><text:span text:style-name="T23">ecause right here. We are not supposed to know its real name so we made it up. Its just a pointer. Different pointers pointing to the same memory address. Anyways moving on.</text:span></text:p>
      <text:p text:style-name="P104"/>
      <text:p text:style-name="P21">---[0<text:span text:style-name="T59">6</text:span>.<text:span text:style-name="T2">03.image.png</text:span>]----</text:p>
      <text:p text:style-name="P21"/>
      <text:p text:style-name="P190"><text:span text:style-name="T24">w</text:span><text:span text:style-name="T23">e are </text:span><text:span text:style-name="T30">back to file </text:span><text:span text:style-name="T23">ButtonModule.c </text:span></text:p>
      <text:p text:style-name="P190"><text:span text:style-name="T44">but this time </text:span><text:span text:style-name="T26">in</text:span><text:span text:style-name="T30">side</text:span><text:span text:style-name="T26"> </text:span><text:span text:style-name="T42">the</text:span><text:span text:style-name="T26"> function _DefaultEventHandler. </text:span></text:p>
      <text:p text:style-name="P95">This function takes in mouse input </text:p>
      <text:p text:style-name="P189"><text:span text:style-name="T26">and </text:span><text:span text:style-name="T27">calculates</text:span><text:span text:style-name="T26"> when </text:span><text:span text:style-name="T35">button</text:span><text:span text:style-name="T26"> click</text:span><text:span text:style-name="T31">s</text:span><text:span text:style-name="T26"> </text:span><text:span text:style-name="T30">happen</text:span><text:span text:style-name="T26">. </text:span></text:p>
      <text:p text:style-name="P189"><text:span text:style-name="T30">Line 136 is where the actual</text:span><text:span text:style-name="T27"> decision is made </text:span></text:p>
      <text:p text:style-name="P189"><text:span text:style-name="T35">that the button has </text:span><text:span text:style-name="T36">indeed</text:span><text:span text:style-name="T35"> been clicked</text:span><text:span text:style-name="T30">. </text:span></text:p>
      <text:p text:style-name="P189"><text:span text:style-name="T45">The</text:span><text:span text:style-name="T30"> function DefaultOnClick() </text:span><text:span text:style-name="T43">is called</text:span></text:p>
      <text:p text:style-name="P174"/>
      <text:p text:style-name="P22">---[0<text:span text:style-name="T59">6</text:span>.<text:span text:style-name="T2">04.image.png</text:span>]----</text:p>
      <text:p text:style-name="P22"/>
      <text:p text:style-name="P92">we are now in<text:span text:style-name="T105">side</text:span> the function DefaultOnClick()</text:p>
      <text:p text:style-name="P138">The loop is what <text:span text:style-name="T135">its</text:span> important.</text:p>
      <text:p text:style-name="P139">One transmitter can be bounded to many receptors.</text:p>
      <text:p text:style-name="P92"><text:span text:style-name="T106">Hence the loop </text:span>go<text:span text:style-name="T62">es</text:span> thru all the points of reception <text:span text:style-name="T107">and invokes its corresponding wirehandler</text:span>.</text:p>
      <text:p text:style-name="P140">TriggerHandler is a function pointer <text:span text:style-name="T136">used to call the </text:span>wirehandler<text:span text:style-name="T136">s</text:span>.</text:p>
      <text:p text:style-name="P92"/>
      <text:p text:style-name="P22">---[0<text:span text:style-name="T59">6</text:span>.<text:span text:style-name="T2">05.image.png</text:span>]----</text:p>
      <text:p text:style-name="P22"/>
      <text:p text:style-name="P94">chain is a link-list that contains all the points of reception. </text:p>
      <text:p text:style-name="P94">This link-list <text:span text:style-name="T108">was</text:span> <text:span text:style-name="T115">configured</text:span> by BindWire(). </text:p>
      <text:p text:style-name="P160">When we called BindWire() </text:p>
      <text:p text:style-name="P160">it grabbed the wirehandler from the counter and stored it in the link-list.</text:p>
      <text:p text:style-name="P93"/>
      <text:p text:style-name="P23"><text:soft-page-break/>---[0<text:span text:style-name="T59">6</text:span>.<text:span text:style-name="T2">06.image.png</text:span>]----</text:p>
      <text:p text:style-name="P161"/>
      <text:p text:style-name="P161">Lets make a brief stop at file tModule.h</text:p>
      <text:p text:style-name="P101">This is the data structure that defines the linked list that <text:span text:style-name="T63">I just </text:span>mentioned. </text:p>
      <text:p text:style-name="P101"/>
      <text:p text:style-name="P101"><text:span text:style-name="T61">func_handler is where the </text:span>WireHandler is stored. </text:p>
      <text:p text:style-name="P101"><text:span text:style-name="T63">owner is a</text:span> pointer to the instance module that owns it.</text:p>
      <text:p text:style-name="P102">Wire is a unique id for the wire</text:p>
      <text:p text:style-name="P102">type the data-type <text:span text:style-name="T63">that the receiver takes in.</text:span></text:p>
      <text:p text:style-name="P10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---[0<text:span text:style-name="T59">6</text:span>.<text:span text:style-name="T2">07.image.png</text:span>]----</text:p>
      <text:p text:style-name="P166"/>
      <text:p text:style-name="P167">Lets move on to <text:span text:style-name="T137">the code for the counter module.</text:span></text:p>
      <text:p text:style-name="P167">file CounterModule.c</text:p>
      <text:p text:style-name="P141">We are now looking at the endpoint descriptor table for the counter module.</text:p>
      <text:p text:style-name="P141">Very simple module, it only has one end-point.</text:p>
      <text:p text:style-name="P142">This table <text:span text:style-name="T138">was</text:span> used to fill in the values of the link-list <text:span text:style-name="T139">of the transmitter</text:span>.</text:p>
      <text:p text:style-name="P142">The main takeaway on this slide is that the string “RX-counter-trigger” </text:p>
      <text:p text:style-name="P142">is associated with the function DefaultCounterHandler()</text:p>
      <text:p text:style-name="P168">When the transmitter invokes a pulse it calls <text:span text:style-name="T140">DefaultCounterHandler()</text:span></text:p>
      <text:p text:style-name="P96"/>
      <text:p text:style-name="P97"><text:span text:style-name="T12">---[0</text:span><text:span text:style-name="T13">6</text:span><text:span text:style-name="T12">.</text:span><text:span text:style-name="T14">0</text:span><text:span text:style-name="T15">8</text:span><text:span text:style-name="T14">.image.png</text:span><text:span text:style-name="T12">]----</text:span></text:p>
      <text:p text:style-name="P28"/>
      <text:p text:style-name="P198"><text:span text:style-name="T28">L</text:span><text:span text:style-name="T23">ets move down to the actual definition of the function DefaultCounterHandler.</text:span></text:p>
      <text:p text:style-name="P143"><text:span text:style-name="T111">This function is somewhat </text:span>straight forward. </text:p>
      <text:p text:style-name="P149">On line 58 it increments the counter.</text:p>
      <text:p text:style-name="P143">The rest <text:span text:style-name="T112">of the function </text:span>is <text:span text:style-name="T112">just the module </text:span>drawing itself into the <text:span text:style-name="T109">screen</text:span> using SDL</text:p>
      <text:p text:style-name="P145">Thats the end of it.</text:p>
      <text:p text:style-name="P145"/>
      <text:p text:style-name="P162">The main take away. </text:p>
      <text:p text:style-name="P147">In short. </text:p>
      <text:p text:style-name="P147">The button module calls this function soon after it determines that the button <text:span text:style-name="T110">was </text:span>click<text:span text:style-name="T110">ed</text:span>. <text:span text:style-name="T113">There is a little bit of jumping around to find out that this the function it calls. But once we know, we know.</text:span></text:p>
      <text:p text:style-name="P146"/>
      <text:p text:style-name="P150"><text:soft-page-break/>Thats the definition of implicit. <text:span text:style-name="T114">Implicit </text:span>Information is not starring at you in the face. Its all behind the scenes.</text:p>
      <text:p text:style-name="P148"/>
      <text:p text:style-name="P98"><text:span text:style-name="T12">---[0</text:span><text:span text:style-name="T13">6</text:span><text:span text:style-name="T12">.</text:span><text:span text:style-name="T14">0</text:span><text:span text:style-name="T18">2</text:span><text:span text:style-name="T14">.image.png</text:span><text:span text:style-name="T12">]----</text:span></text:p>
      <text:p text:style-name="P152"/>
      <text:p text:style-name="P152">The descriptor tables are used to find out which function is associated with which endpoint.</text:p>
      <text:p text:style-name="P153"/>
      <text:p text:style-name="P98"><text:span text:style-name="T12">---[0</text:span><text:span text:style-name="T13">6</text:span><text:span text:style-name="T12">.</text:span><text:span text:style-name="T14">0</text:span><text:span text:style-name="T16">5</text:span><text:span text:style-name="T14">.image.png</text:span><text:span text:style-name="T12">]----</text:span></text:p>
      <text:p text:style-name="P154"/>
      <text:p text:style-name="P154">The endpoints use a link-list to know whom they are bound to</text:p>
      <text:p text:style-name="P155">This list is configured by BindWire()</text:p>
      <text:p text:style-name="P144"/>
      <text:p text:style-name="P156"><text:span text:style-name="T60">I </text:span>will stop right here. I could go on and describe how <text:span text:style-name="T116">my</text:span> module<text:span text:style-name="T116">s</text:span> <text:span text:style-name="T116">are</text:span> structured in source code. <text:span text:style-name="T119">But </text:span>I am not going to do that because there is a lot of personal programming <text:span text:style-name="T117">preferences</text:span> involved. Its in a premature stage. Somewhat messy in design. Its likely to change significantly as I move on <text:span text:style-name="T118">and I am hoping to move on. Maybe in the future when the code is more stable I will have a good recommendation on how to structure a module together.</text:span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231"/>
      <text:p text:style-name="P99"><text:span text:style-name="T12">---[0</text:span><text:span text:style-name="T17">7</text:span><text:span text:style-name="T12">.</text:span><text:span text:style-name="T14">0</text:span><text:span text:style-name="T19">0</text:span><text:span text:style-name="T14">.image.png</text:span><text:span text:style-name="T12">]----</text:span></text:p>
      <text:p text:style-name="P157"/>
      <text:p text:style-name="P170">I will mention the following.</text:p>
      <text:p text:style-name="P181">I did play with <text:span text:style-name="T120">defining </text:span>basic data types. </text:p>
      <text:p text:style-name="P181">I came up with the following:</text:p>
      <text:p text:style-name="P181"/>
      <text:list xml:id="list3196471431" text:style-name="L1">
        <text:list-item>
          <text:p text:style-name="P226">Pulse <text:s text:c="9"/>(void)</text:p>
        </text:list-item>
        <text:list-item>
          <text:p text:style-name="P226">Boolean <text:s text:c="4"/>(0 and 1 <text:span text:style-name="T11">as</text:span> int)</text:p>
        </text:list-item>
        <text:list-item>
          <text:p text:style-name="P226">Integer <text:s text:c="6"/>(int)</text:p>
        </text:list-item>
        <text:list-item>
          <text:p text:style-name="P226">Long <text:s text:c="9"/>(long int)</text:p>
        </text:list-item>
        <text:list-item>
          <text:p text:style-name="P226">Float <text:s text:c="10"/>(float)</text:p>
        </text:list-item>
        <text:list-item>
          <text:p text:style-name="P226">Double <text:s text:c="8"/>(double)</text:p>
        </text:list-item>
        <text:list-item>
          <text:p text:style-name="P226">StaticString <text:s/>(char *)</text:p>
        </text:list-item>
        <text:list-item>
          <text:p text:style-name="P226">HeapString <text:s/>(char *)</text:p>
        </text:list-item>
        <text:list-item>
          <text:p text:style-name="P226">StaticData <text:s text:c="3"/>(int, char *)</text:p>
        </text:list-item>
        <text:list-item>
          <text:p text:style-name="P226">HeapData <text:s text:c="3"/>(int, char *)</text:p>
        </text:list-item>
      </text:list>
      <text:p text:style-name="P204"/>
      <text:p text:style-name="P204">Its important because a vocabulary for subject and response needs to be created and standardized in order for foreign modules to communicate with each other.</text:p>
      <text:p text:style-name="P180"/>
      <text:p text:style-name="P205">The first six I am just <text:span text:style-name="T121">using the</text:span> basic data-types C uses. </text:p>
      <text:p text:style-name="P205"><text:span text:style-name="T122">During this playing around </text:span>I did find out something <text:span text:style-name="T141">worth mentioning</text:span>.</text:p>
      <text:p text:style-name="P181">In the last four data types. </text:p>
      <text:p text:style-name="P207">Two have a prefix of Static and Two have a prefix of Heap. </text:p>
      <text:p text:style-name="P207">They basically determine who is responsible to free the memory or resources used. </text:p>
      <text:p text:style-name="P207">If your module receives data that is declared as static you are not supposed to free its contents. </text:p>
      <text:p text:style-name="P207">On the other hand if your module receives data that is declared as a heap. </text:p>
      <text:p text:style-name="P207">You are responsible for releasing the memory after you are finished with it. </text:p>
      <text:p text:style-name="P207">If you don’t you create a memory leak. </text:p>
      <text:p text:style-name="P180"/>
      <text:p text:style-name="P100"><text:span text:style-name="T12">---[0</text:span><text:span text:style-name="T17">7</text:span><text:span text:style-name="T12">.</text:span><text:span text:style-name="T14">0</text:span><text:span text:style-name="T20">1</text:span><text:span text:style-name="T14">.image.png</text:span><text:span text:style-name="T12">]----</text:span></text:p>
      <text:p text:style-name="P171"/>
      <text:p text:style-name="P206">I used StaticData to forward SDL events over to the button module. </text:p>
      <text:p text:style-name="P211">If you observe,</text:p>
      <text:p text:style-name="P206">the event is stored on the stack. </text:p>
      <text:p text:style-name="P212">Trying to free memory declared on the stack would be erroneous. </text:p>
      <text:p text:style-name="P206"/>
      <text:p text:style-name="P182"/>
      <text:p text:style-name="P210"/>
      <text:p text:style-name="P179"/>
      <text:p text:style-name="P184"/>
      <text:p text:style-name="P183"/>
      <text:p text:style-name="P178"/>
      <text:p text:style-name="P178"/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08:29:49.251037506</meta:creation-date>
    <dc:date>2019-12-06T18:46:48.273656451</dc:date>
    <meta:editing-duration>P1DT15H21M47S</meta:editing-duration>
    <meta:editing-cycles>269</meta:editing-cycles>
    <meta:generator>LibreOffice/6.0.7.3$Linux_X86_64 LibreOffice_project/00m0$Build-3</meta:generator>
    <meta:document-statistic meta:table-count="0" meta:image-count="0" meta:object-count="0" meta:page-count="15" meta:paragraph-count="367" meta:word-count="2832" meta:character-count="16775" meta:non-whitespace-character-count="14223"/>
  </office:meta>
</office:document-meta>
</file>